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6.856cm" fo:min-width="12.1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469cm" fo:min-width="4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1cm" fo:min-width="2.597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469cm" fo:min-width="6.045cm"/>
    </style:style>
    <style:style style:name="gr9" style:family="graphic" style:parent-style-name="standard">
      <style:graphic-properties draw:stroke="none" draw:fill="none" fo:min-height="0.712cm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  <style:text-properties fo:color="#800000"/>
    </style:style>
    <style:style style:name="P3" style:family="paragraph">
      <loext:graphic-properties draw:fill="none" draw:fill-color="#ffffff"/>
      <style:paragraph-properties fo:text-align="center"/>
      <style:text-properties fo:color="#800000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fo:color="#800000"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7.874cm" svg:x="1.046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8.763cm" svg:height="1.016cm" svg:x="3.205cm" svg:y="1.381cm">
          <draw:text-box>
            <text:p text:style-name="P2"><text:span text:style-name="T1">Delorean worker (e.g. centos-master)</text:span></text:p>
          </draw:text-box>
        </draw:frame>
        <draw:frame draw:style-name="gr3" draw:text-style-name="P4" xml:id="id2" draw:id="id2" draw:layer="layout" svg:width="4.27cm" svg:height="0.962cm" svg:x="8.874cm" svg:y="2.778cm">
          <draw:text-box>
            <text:p>/package_src</text:p>
          </draw:text-box>
        </draw:frame>
        <draw:frame draw:style-name="gr3" draw:text-style-name="P4" xml:id="id3" draw:id="id3" draw:layer="layout" svg:width="4.761cm" svg:height="0.962cm" svg:x="8.874cm" svg:y="4.226cm">
          <draw:text-box>
            <text:p>/package_spec</text:p>
          </draw:text-box>
        </draw:frame>
        <draw:frame draw:style-name="gr3" draw:text-style-name="P4" xml:id="id4" draw:id="id4" draw:layer="layout" svg:width="2.263cm" svg:height="0.962cm" svg:x="8.874cm" svg:y="5.724cm">
          <draw:text-box>
            <text:p>/repos</text:p>
          </draw:text-box>
        </draw:frame>
        <draw:frame draw:style-name="gr3" draw:text-style-name="P4" xml:id="id1" draw:id="id1" draw:layer="layout" svg:width="6.386cm" svg:height="0.962cm" svg:x="1.126cm" svg:y="4.61cm">
          <draw:text-box>
            <text:p>/home/${USER}/data</text:p>
          </draw:text-box>
        </draw:frame>
        <draw:connector draw:style-name="gr4" draw:text-style-name="P5" draw:layer="layout" svg:x1="7.512cm" svg:y1="5.091cm" svg:x2="8.874cm" svg:y2="3.259cm" draw:start-shape="id1" draw:end-shape="id2" svg:d="M7512 5091h681v-1832h681" svg:viewBox="0 0 1363 1833">
          <text:p/>
        </draw:connector>
        <draw:connector draw:style-name="gr4" draw:text-style-name="P5" draw:layer="layout" svg:x1="7.512cm" svg:y1="5.091cm" svg:x2="8.874cm" svg:y2="4.707cm" draw:start-shape="id1" draw:start-glue-point="1" draw:end-shape="id3" draw:end-glue-point="3" svg:d="M7512 5091h681v-384h681" svg:viewBox="0 0 1363 385">
          <text:p/>
        </draw:connector>
        <draw:connector draw:style-name="gr4" draw:text-style-name="P5" draw:layer="layout" svg:x1="7.512cm" svg:y1="5.091cm" svg:x2="8.874cm" svg:y2="6.205cm" draw:start-shape="id1" draw:start-glue-point="1" draw:end-shape="id4" draw:end-glue-point="3" svg:d="M7512 5091h681v1114h681" svg:viewBox="0 0 1363 1115">
          <text:p/>
        </draw:connector>
        <draw:frame draw:style-name="gr3" draw:text-style-name="P4" xml:id="id5" draw:id="id5" draw:layer="layout" svg:width="9.456cm" svg:height="0.839cm" svg:x="16.945cm" svg:y="2.805cm">
          <draw:text-box>
            <text:p><text:span text:style-name="T2">https://github.com/openstack/package</text:span></text:p>
          </draw:text-box>
        </draw:frame>
        <draw:connector draw:style-name="gr5" draw:text-style-name="P5" draw:layer="layout" draw:type="line" svg:x1="16.945cm" svg:y1="3.224cm" svg:x2="13.144cm" svg:y2="3.259cm" draw:start-shape="id5" draw:start-glue-point="3" draw:end-shape="id2" draw:end-glue-point="1" svg:d="M16945 3224l-3801 35" svg:viewBox="0 0 3802 36">
          <text:p/>
        </draw:connector>
        <draw:frame draw:style-name="gr3" draw:text-style-name="P4" xml:id="id6" draw:id="id6" draw:layer="layout" svg:width="11.915cm" svg:height="0.839cm" svg:x="16.945cm" svg:y="4.306cm">
          <draw:text-box>
            <text:p><text:span text:style-name="T2">https://github.com/openstack-packages/package</text:span></text:p>
          </draw:text-box>
        </draw:frame>
        <draw:connector draw:style-name="gr5" draw:text-style-name="P5" draw:layer="layout" draw:type="line" svg:x1="16.945cm" svg:y1="4.725cm" svg:x2="13.635cm" svg:y2="4.707cm" draw:start-shape="id6" draw:start-glue-point="3" draw:end-shape="id3" svg:d="M16945 4725l-3310-18" svg:viewBox="0 0 3311 19">
          <text:p/>
        </draw:connector>
        <draw:custom-shape draw:style-name="gr6" draw:text-style-name="P1" xml:id="id7" draw:id="id7" draw:layer="layout" svg:width="4.953cm" svg:height="1.905cm" svg:x="15.224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4.026cm" svg:height="1.261cm" svg:x="15.77cm" svg:y="16.748cm">
          <draw:text-box>
            <text:p>Web server</text:p>
          </draw:text-box>
        </draw:frame>
        <draw:connector draw:style-name="gr5" draw:text-style-name="P5" draw:layer="layout" svg:x1="17.7cm" svg:y1="16.24cm" svg:x2="11.137cm" svg:y2="6.205cm" draw:start-shape="id7" draw:start-glue-point="0" draw:end-shape="id4" draw:end-glue-point="1" svg:d="M17700 16240v-10035h-6563" svg:viewBox="0 0 6564 10036">
          <text:p/>
        </draw:connector>
        <draw:frame draw:style-name="gr3" draw:text-style-name="P4" draw:layer="layout" svg:width="8.888cm" svg:height="0.839cm" svg:x="17.533cm" svg:y="9.051cm">
          <draw:text-box>
            <text:p><text:span text:style-name="T2">https://trunk.rdoproject.org/centos7/</text:span></text:p>
          </draw:text-box>
        </draw:frame>
        <draw:frame draw:style-name="gr3" draw:text-style-name="P4" xml:id="id9" draw:id="id9" draw:layer="layout" svg:width="7.614cm" svg:height="0.962cm" svg:x="1.137cm" svg:y="7.731cm">
          <draw:text-box>
            <text:p>/home/${USER}/delorean</text:p>
          </draw:text-box>
        </draw:frame>
        <draw:custom-shape draw:style-name="gr6" draw:text-style-name="P1" xml:id="id8" draw:id="id8" draw:layer="layout" svg:width="4.953cm" svg:height="1.905cm" svg:x="9.382cm" svg:y="16.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1.994cm" svg:height="1.261cm" svg:x="10.906cm" svg:y="16.63cm">
          <draw:text-box>
            <text:p>Cron</text:p>
          </draw:text-box>
        </draw:frame>
        <draw:connector draw:style-name="gr5" draw:text-style-name="P5" draw:layer="layout" svg:x1="11.858cm" svg:y1="16.24cm" svg:x2="8.751cm" svg:y2="8.212cm" draw:start-shape="id8" draw:start-glue-point="0" draw:end-shape="id9" draw:end-glue-point="1" svg:d="M11858 16240v-8028h-3107" svg:viewBox="0 0 3108 8029">
          <text:p/>
        </draw:connector>
        <draw:frame draw:style-name="gr3" draw:text-style-name="P4" draw:layer="layout" svg:width="5.222cm" svg:height="0.839cm" svg:x="6.7cm" svg:y="9.813cm">
          <draw:text-box>
            <text:p><text:span text:style-name="T2">Execute periodically</text:span></text:p>
          </draw:text-box>
        </draw:frame>
        <draw:connector draw:style-name="gr5" draw:text-style-name="P5" draw:layer="layout" svg:x1="4.944cm" svg:y1="7.731cm" svg:x2="4.319cm" svg:y2="5.572cm" draw:start-shape="id9" draw:start-glue-point="0" draw:end-shape="id1" draw:end-glue-point="2" svg:d="M4944 7731v-1079h-625v-1080" svg:viewBox="0 0 626 2160">
          <text:p/>
        </draw:connector>
        <draw:frame draw:style-name="gr3" draw:text-style-name="P4" draw:layer="layout" svg:width="2.653cm" svg:height="0.725cm" svg:x="4.856cm" svg:y="6.588cm">
          <draw:text-box>
            <text:p><text:span text:style-name="T3">Working dir</text:span></text:p>
          </draw:text-box>
        </draw:frame>
        <draw:custom-shape draw:style-name="gr8" draw:text-style-name="P1" xml:id="id10" draw:id="id10" draw:layer="layout" svg:width="6.731cm" svg:height="1.905cm" svg:x="1.027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6.562cm" svg:height="0.962cm" svg:x="1.027cm" svg:y="12.557cm">
          <draw:text-box>
            <text:p>/home/rdoinfo/rdoinfo</text:p>
          </draw:text-box>
        </draw:frame>
        <draw:connector draw:style-name="gr5" draw:text-style-name="P5" draw:layer="layout" svg:x1="4.944cm" svg:y1="8.693cm" svg:x2="4.392cm" svg:y2="12.176cm" draw:start-shape="id9" draw:start-glue-point="2" draw:end-shape="id10" draw:end-glue-point="0" svg:d="M4944 8693v1741h-552v1742" svg:viewBox="0 0 553 3484">
          <text:p/>
        </draw:connector>
        <draw:frame draw:style-name="gr3" draw:text-style-name="P4" draw:layer="layout" svg:width="2.962cm" svg:height="0.725cm" svg:x="1.594cm" svg:y="10.144cm">
          <draw:text-box>
            <text:p><text:span text:style-name="T3">Package info</text:span></text:p>
          </draw:text-box>
        </draw:frame>
        <draw:connector draw:style-name="gr5" draw:text-style-name="P5" draw:layer="layout" svg:x1="11.858cm" svg:y1="16.24cm" svg:x2="7.758cm" svg:y2="13.128cm" draw:start-shape="id8" draw:start-glue-point="0" draw:end-shape="id10" draw:end-glue-point="1" svg:d="M11858 16240v-3112h-4100" svg:viewBox="0 0 4101 3113">
          <text:p/>
        </draw:connector>
        <draw:frame draw:style-name="gr3" draw:text-style-name="P4" draw:layer="layout" svg:width="2.217cm" svg:height="0.839cm" svg:x="8.239cm" svg:y="12.176cm">
          <draw:text-box>
            <text:p><text:span text:style-name="T2">Update</text:span></text:p>
          </draw:text-box>
        </draw:frame>
      </draw:page>
      <draw:page draw:name="page2" draw:style-name="dp1" draw:master-page-name="Default">
        <draw:g xml:id="id14" draw:id="id14">
          <draw:path draw:style-name="gr10" draw:text-style-name="P7" draw:layer="layout" svg:width="2.951cm" svg:height="0.895cm" svg:x="3.117cm" svg:y="6.897cm" svg:viewBox="0 0 2952 896" svg:d="M2917 896h-2882c-19 0-35-15-35-35v-826c0-19 16-35 35-35h2882c19 0 35 16 35 35v826c0 20-16 35-35 35zM71 826h2811v-755h-2811z">
            <text:p/>
          </draw:path>
          <draw:path draw:style-name="gr10" draw:text-style-name="P7" draw:layer="layout" svg:width="2.951cm" svg:height="0.316cm" svg:x="3.117cm" svg:y="6.651cm" svg:viewBox="0 0 2952 317" svg:d="M35 317c-13 0-25-7-31-19-9-18-2-39 15-48l489-246c5-3 10-4 16-4h1904c6 0 11 1 16 4l489 246c17 9 24 30 15 48-8 17-29 24-47 16l-481-243h-1888l-481 243c-5 2-10 3-16 3z">
            <text:p/>
          </draw:path>
          <draw:path draw:style-name="gr10" draw:text-style-name="P7" draw:layer="layout" svg:width="0.487cm" svg:height="0.245cm" svg:x="5.563cm" svg:y="7.222cm" svg:viewBox="0 0 488 246" svg:d="M471 246h-348c-68 0-123-55-123-123s55-123 123-123h348c9 0 17 8 17 18 0 9-8 17-17 17h-348c-48 0-88 40-88 88s39 87 88 87h348c9 0 17 8 17 18s-8 18-17 18z">
            <text:p/>
          </draw:path>
          <draw:path draw:style-name="gr10" draw:text-style-name="P7" draw:layer="layout" svg:width="0.097cm" svg:height="0.096cm" svg:x="3.312cm" svg:y="7.297cm" svg:viewBox="0 0 98 97" svg:d="M49 97c-13 0-26-5-35-14s-14-22-14-35 5-25 14-34c18-19 52-19 70 0 9 9 14 21 14 34s-5 26-14 35-22 14-35 14z">
            <text:p/>
          </draw:path>
          <draw:path draw:style-name="gr10" draw:text-style-name="P7" draw:layer="layout" svg:width="1.722cm" svg:height="0.097cm" svg:x="3.515cm" svg:y="7.296cm" svg:viewBox="0 0 1723 98" svg:d="M1626 49c0-27 22-49 49-49 26 0 48 22 48 49s-22 49-48 49c-27 0-49-22-49-49zM1423 49c0-27 21-49 48-49s49 22 49 49-22 49-49 49-48-22-48-49zM1220 49c0-27 21-49 48-49s49 22 49 49-22 49-49 49-48-22-48-49zM1016 49c0-27 22-49 49-49 26 0 48 22 48 49s-22 49-48 49c-27 0-49-22-49-49zM813 49c0-27 22-49 49-49 26 0 48 22 48 49s-22 49-48 49c-27 0-49-22-49-49zM610 49c0-27 21-49 48-49s49 22 49 49-22 49-49 49-48-22-48-49zM407 49c0-27 21-49 48-49s49 22 49 49-22 49-49 49-48-22-48-49zM203 49c0-27 22-49 49-49s48 22 48 49-21 49-48 49-49-22-49-49zM0 49c0-27 22-49 49-49 26 0 48 22 48 49s-22 49-48 49c-27 0-49-22-49-49z">
            <text:p/>
          </draw:path>
          <draw:path draw:style-name="gr10" draw:text-style-name="P7" draw:layer="layout" svg:width="0.097cm" svg:height="0.096cm" svg:x="5.344cm" svg:y="7.297cm" svg:viewBox="0 0 98 97" svg:d="M49 97c-13 0-25-5-35-14-9-9-14-22-14-35s5-25 14-34c19-19 52-19 70 0 9 9 14 21 14 34s-5 26-14 35c-10 9-22 14-35 14z">
            <text:p/>
          </draw:path>
          <draw:path draw:style-name="gr10" draw:text-style-name="P7" draw:layer="layout" svg:width="0.097cm" svg:height="0.096cm" svg:x="3.312cm" svg:y="7.1cm" svg:viewBox="0 0 98 97" svg:d="M49 97c-13 0-26-5-35-14s-14-22-14-35 5-25 14-34c19-19 52-19 70 0 9 9 14 21 14 34s-5 26-14 35c-10 9-22 14-35 14z">
            <text:p/>
          </draw:path>
          <draw:path draw:style-name="gr10" draw:text-style-name="P7" draw:layer="layout" svg:width="1.722cm" svg:height="0.097cm" svg:x="3.515cm" svg:y="7.099cm" svg:viewBox="0 0 1723 98" svg:d="M1626 49c0-27 22-49 49-49 26 0 48 22 48 49s-22 49-48 49c-27 0-49-22-49-49zM1423 49c0-27 21-49 48-49s49 22 49 49-22 49-49 49-48-22-48-49zM1220 49c0-27 21-49 48-49s49 22 49 49-22 49-49 49-48-22-48-49zM1016 49c0-27 22-49 49-49 26 0 48 22 48 49s-22 49-48 49c-27 0-49-22-49-49zM813 49c0-27 22-49 49-49 26 0 48 22 48 49s-22 49-48 49c-27 0-49-22-49-49zM610 49c0-27 21-49 48-49s49 22 49 49-22 49-49 49-48-22-48-49zM407 49c0-27 21-49 48-49s49 22 49 49-22 49-49 49-48-22-48-49zM203 49c0-27 22-49 49-49s48 22 48 49-21 49-48 49-49-22-49-49zM0 49c0-27 22-49 49-49 26 0 48 22 48 49s-22 49-48 49c-27 0-49-22-49-49z">
            <text:p/>
          </draw:path>
          <draw:path draw:style-name="gr10" draw:text-style-name="P7" draw:layer="layout" svg:width="0.097cm" svg:height="0.097cm" svg:x="5.344cm" svg:y="7.1cm" svg:viewBox="0 0 98 98" svg:d="M49 98c-13 0-25-6-35-15-9-9-14-22-14-35s5-25 14-34c19-19 52-18 70 0 9 9 14 22 14 34 0 13-5 26-14 35-10 9-22 15-35 15z">
            <text:p/>
          </draw:path>
          <draw:path draw:style-name="gr10" draw:text-style-name="P7" draw:layer="layout" svg:width="0.097cm" svg:height="0.096cm" svg:x="3.312cm" svg:y="7.494cm" svg:viewBox="0 0 98 97" svg:d="M49 97c-13 0-26-5-35-14s-14-22-14-34c0-14 5-26 14-35 19-19 52-19 70 0 9 9 14 21 14 35 0 12-5 25-14 34-10 9-22 14-35 14z">
            <text:p/>
          </draw:path>
          <draw:path draw:style-name="gr10" draw:text-style-name="P7" draw:layer="layout" svg:width="1.722cm" svg:height="0.097cm" svg:x="3.515cm" svg:y="7.493cm" svg:viewBox="0 0 1723 98" svg:d="M1626 49c0-27 22-49 49-49 26 0 48 22 48 49s-22 49-48 49c-27 0-49-22-49-49zM1423 49c0-27 21-49 48-49s49 22 49 49-22 49-49 49-48-22-48-49zM1220 49c0-27 21-49 48-49s49 22 49 49-22 49-49 49-48-22-48-49zM1016 49c0-27 22-49 49-49 26 0 48 22 48 49s-22 49-48 49c-27 0-49-22-49-49zM813 49c0-27 22-49 49-49 26 0 48 22 48 49s-22 49-48 49c-27 0-49-22-49-49zM610 49c0-27 21-49 48-49s49 22 49 49-22 49-49 49-48-22-48-49zM407 49c0-27 21-49 48-49s49 22 49 49-22 49-49 49-48-22-48-49zM203 49c0-27 22-49 49-49s48 22 48 49-21 49-48 49-49-22-49-49zM0 49c0-27 22-49 49-49 26 0 48 22 48 49s-22 49-48 49c-27 0-49-22-49-49z">
            <text:p/>
          </draw:path>
          <draw:path draw:style-name="gr10" draw:text-style-name="P7" draw:layer="layout" svg:width="0.097cm" svg:height="0.096cm" svg:x="5.344cm" svg:y="7.494cm" svg:viewBox="0 0 98 97" svg:d="M49 97c-13 0-25-5-35-14-9-9-14-22-14-35s5-25 14-34c19-19 52-19 70 0 9 9 14 21 14 35 0 12-5 25-14 34-10 9-22 14-35 14z">
            <text:p/>
          </draw:path>
        </draw:g>
        <draw:frame draw:style-name="gr3" draw:text-style-name="P4" xml:id="id12" draw:id="id12" draw:layer="layout" svg:width="6.255cm" svg:height="0.802cm" svg:x="1.592cm" svg:y="5.508cm">
          <draw:text-box>
            <text:p><text:span text:style-name="T4">Delorean primary instance</text:span></text:p>
          </draw:text-box>
        </draw:frame>
        <draw:frame draw:style-name="gr3" draw:text-style-name="P4" xml:id="id13" draw:id="id13" draw:layer="layout" svg:width="6.209cm" svg:height="0.802cm" svg:x="19.87cm" svg:y="5.468cm">
          <draw:text-box>
            <text:p><text:span text:style-name="T4">Delorean backup instance</text:span></text:p>
          </draw:text-box>
        </draw:frame>
        <draw:frame draw:style-name="gr3" draw:text-style-name="P4" xml:id="id11" draw:id="id11" draw:layer="layout" svg:width="7.69cm" svg:height="0.962cm" svg:x="9.763cm" svg:y="2.197cm">
          <draw:text-box>
            <text:p>DNS: trunk.rdoproject.org</text:p>
          </draw:text-box>
        </draw:frame>
        <draw:connector draw:style-name="gr4" draw:text-style-name="P5" draw:layer="layout" draw:type="line" svg:x1="13.608cm" svg:y1="3.159cm" svg:x2="4.719cm" svg:y2="5.508cm" draw:start-shape="id11" draw:start-glue-point="2" draw:end-shape="id12" draw:end-glue-point="0" svg:d="M13608 3159l-8889 2349" svg:viewBox="0 0 8890 2350">
          <text:p/>
        </draw:connector>
        <draw:connector draw:style-name="gr5" draw:text-style-name="P5" draw:layer="layout" draw:type="line" svg:x1="13.608cm" svg:y1="3.159cm" svg:x2="22.974cm" svg:y2="5.468cm" draw:start-shape="id11" draw:start-glue-point="2" draw:end-shape="id13" draw:end-glue-point="0" svg:d="M13608 3159l9366 2309" svg:viewBox="0 0 9367 2310">
          <text:p/>
        </draw:connector>
        <draw:frame draw:style-name="gr11" draw:text-style-name="P6" xml:id="id15" draw:id="id15" draw:layer="layout" svg:width="6.458cm" svg:height="0.963cm" svg:x="5.091cm" svg:y="9.763cm">
          <draw:text-box>
            <text:p>/home/centos-master</text:p>
          </draw:text-box>
        </draw:frame>
        <draw:frame draw:style-name="gr11" draw:text-style-name="P6" xml:id="id16" draw:id="id16" draw:layer="layout" svg:width="6.386cm" svg:height="0.963cm" svg:x="5.127cm" svg:y="10.563cm">
          <draw:text-box>
            <text:p>/home/fedora-master</text:p>
          </draw:text-box>
        </draw:frame>
        <draw:frame draw:style-name="gr11" draw:text-style-name="P6" xml:id="id17" draw:id="id17" draw:layer="layout" svg:width="6.386cm" svg:height="0.963cm" svg:x="5.127cm" svg:y="11.364cm">
          <draw:text-box>
            <text:p>/home/centos-kilo</text:p>
          </draw:text-box>
        </draw:frame>
        <draw:g xml:id="id18" draw:id="id18">
          <draw:path draw:style-name="gr10" draw:text-style-name="P7" draw:layer="layout" svg:width="2.951cm" svg:height="0.895cm" svg:x="21.417cm" svg:y="6.897cm" svg:viewBox="0 0 2952 896" svg:d="M2917 896h-2882c-19 0-35-15-35-35v-826c0-19 16-35 35-35h2882c19 0 35 16 35 35v826c0 20-16 35-35 35zM71 826h2811v-755h-2811z">
            <text:p/>
          </draw:path>
          <draw:path draw:style-name="gr10" draw:text-style-name="P7" draw:layer="layout" svg:width="2.951cm" svg:height="0.316cm" svg:x="21.417cm" svg:y="6.651cm" svg:viewBox="0 0 2952 317" svg:d="M35 317c-13 0-25-7-31-19-9-18-2-39 15-48l489-246c5-3 10-4 16-4h1904c6 0 11 1 16 4l489 246c17 9 24 30 15 48-8 17-29 24-47 16l-481-243h-1888l-481 243c-5 2-10 3-16 3z">
            <text:p/>
          </draw:path>
          <draw:path draw:style-name="gr10" draw:text-style-name="P7" draw:layer="layout" svg:width="0.487cm" svg:height="0.245cm" svg:x="23.863cm" svg:y="7.222cm" svg:viewBox="0 0 488 246" svg:d="M471 246h-348c-68 0-123-55-123-123s55-123 123-123h348c9 0 17 8 17 18 0 9-8 17-17 17h-348c-48 0-88 40-88 88s39 87 88 87h348c9 0 17 8 17 18s-8 18-17 18z">
            <text:p/>
          </draw:path>
          <draw:path draw:style-name="gr10" draw:text-style-name="P7" draw:layer="layout" svg:width="0.097cm" svg:height="0.096cm" svg:x="21.612cm" svg:y="7.297cm" svg:viewBox="0 0 98 97" svg:d="M49 97c-13 0-26-5-35-14s-14-22-14-35 5-25 14-34c18-19 52-19 70 0 9 9 14 21 14 34s-5 26-14 35-22 14-35 14z">
            <text:p/>
          </draw:path>
          <draw:path draw:style-name="gr10" draw:text-style-name="P7" draw:layer="layout" svg:width="1.722cm" svg:height="0.097cm" svg:x="21.815cm" svg:y="7.296cm" svg:viewBox="0 0 1723 98" svg:d="M1626 49c0-27 22-49 49-49 26 0 48 22 48 49s-22 49-48 49c-27 0-49-22-49-49zM1423 49c0-27 21-49 48-49s49 22 49 49-22 49-49 49-48-22-48-49zM1220 49c0-27 21-49 48-49s49 22 49 49-22 49-49 49-48-22-48-49zM1016 49c0-27 22-49 49-49 26 0 48 22 48 49s-22 49-48 49c-27 0-49-22-49-49zM813 49c0-27 22-49 49-49 26 0 48 22 48 49s-22 49-48 49c-27 0-49-22-49-49zM610 49c0-27 21-49 48-49s49 22 49 49-22 49-49 49-48-22-48-49zM407 49c0-27 21-49 48-49s49 22 49 49-22 49-49 49-48-22-48-49zM203 49c0-27 22-49 49-49s48 22 48 49-21 49-48 49-49-22-49-49zM0 49c0-27 22-49 49-49 26 0 48 22 48 49s-22 49-48 49c-27 0-49-22-49-49z">
            <text:p/>
          </draw:path>
          <draw:path draw:style-name="gr10" draw:text-style-name="P7" draw:layer="layout" svg:width="0.097cm" svg:height="0.096cm" svg:x="23.644cm" svg:y="7.297cm" svg:viewBox="0 0 98 97" svg:d="M49 97c-13 0-25-5-35-14-9-9-14-22-14-35s5-25 14-34c19-19 52-19 70 0 9 9 14 21 14 34s-5 26-14 35c-10 9-22 14-35 14z">
            <text:p/>
          </draw:path>
          <draw:path draw:style-name="gr10" draw:text-style-name="P7" draw:layer="layout" svg:width="0.097cm" svg:height="0.096cm" svg:x="21.612cm" svg:y="7.1cm" svg:viewBox="0 0 98 97" svg:d="M49 97c-13 0-26-5-35-14s-14-22-14-35 5-25 14-34c19-19 52-19 70 0 9 9 14 21 14 34s-5 26-14 35c-10 9-22 14-35 14z">
            <text:p/>
          </draw:path>
          <draw:path draw:style-name="gr10" draw:text-style-name="P7" draw:layer="layout" svg:width="1.722cm" svg:height="0.097cm" svg:x="21.815cm" svg:y="7.099cm" svg:viewBox="0 0 1723 98" svg:d="M1626 49c0-27 22-49 49-49 26 0 48 22 48 49s-22 49-48 49c-27 0-49-22-49-49zM1423 49c0-27 21-49 48-49s49 22 49 49-22 49-49 49-48-22-48-49zM1220 49c0-27 21-49 48-49s49 22 49 49-22 49-49 49-48-22-48-49zM1016 49c0-27 22-49 49-49 26 0 48 22 48 49s-22 49-48 49c-27 0-49-22-49-49zM813 49c0-27 22-49 49-49 26 0 48 22 48 49s-22 49-48 49c-27 0-49-22-49-49zM610 49c0-27 21-49 48-49s49 22 49 49-22 49-49 49-48-22-48-49zM407 49c0-27 21-49 48-49s49 22 49 49-22 49-49 49-48-22-48-49zM203 49c0-27 22-49 49-49s48 22 48 49-21 49-48 49-49-22-49-49zM0 49c0-27 22-49 49-49 26 0 48 22 48 49s-22 49-48 49c-27 0-49-22-49-49z">
            <text:p/>
          </draw:path>
          <draw:path draw:style-name="gr10" draw:text-style-name="P7" draw:layer="layout" svg:width="0.097cm" svg:height="0.097cm" svg:x="23.644cm" svg:y="7.1cm" svg:viewBox="0 0 98 98" svg:d="M49 98c-13 0-25-6-35-15-9-9-14-22-14-35s5-25 14-34c19-19 52-18 70 0 9 9 14 22 14 34 0 13-5 26-14 35-10 9-22 15-35 15z">
            <text:p/>
          </draw:path>
          <draw:path draw:style-name="gr10" draw:text-style-name="P7" draw:layer="layout" svg:width="0.097cm" svg:height="0.096cm" svg:x="21.612cm" svg:y="7.494cm" svg:viewBox="0 0 98 97" svg:d="M49 97c-13 0-26-5-35-14s-14-22-14-34c0-14 5-26 14-35 19-19 52-19 70 0 9 9 14 21 14 35 0 12-5 25-14 34-10 9-22 14-35 14z">
            <text:p/>
          </draw:path>
          <draw:path draw:style-name="gr10" draw:text-style-name="P7" draw:layer="layout" svg:width="1.722cm" svg:height="0.097cm" svg:x="21.815cm" svg:y="7.493cm" svg:viewBox="0 0 1723 98" svg:d="M1626 49c0-27 22-49 49-49 26 0 48 22 48 49s-22 49-48 49c-27 0-49-22-49-49zM1423 49c0-27 21-49 48-49s49 22 49 49-22 49-49 49-48-22-48-49zM1220 49c0-27 21-49 48-49s49 22 49 49-22 49-49 49-48-22-48-49zM1016 49c0-27 22-49 49-49 26 0 48 22 48 49s-22 49-48 49c-27 0-49-22-49-49zM813 49c0-27 22-49 49-49 26 0 48 22 48 49s-22 49-48 49c-27 0-49-22-49-49zM610 49c0-27 21-49 48-49s49 22 49 49-22 49-49 49-48-22-48-49zM407 49c0-27 21-49 48-49s49 22 49 49-22 49-49 49-48-22-48-49zM203 49c0-27 22-49 49-49s48 22 48 49-21 49-48 49-49-22-49-49zM0 49c0-27 22-49 49-49 26 0 48 22 48 49s-22 49-48 49c-27 0-49-22-49-49z">
            <text:p/>
          </draw:path>
          <draw:path draw:style-name="gr10" draw:text-style-name="P7" draw:layer="layout" svg:width="0.097cm" svg:height="0.096cm" svg:x="23.644cm" svg:y="7.494cm" svg:viewBox="0 0 98 97" svg:d="M49 97c-13 0-25-5-35-14-9-9-14-22-14-35s5-25 14-34c19-19 52-19 70 0 9 9 14 21 14 35 0 12-5 25-14 34-10 9-22 14-35 14z">
            <text:p/>
          </draw:path>
        </draw:g>
        <draw:connector draw:style-name="gr12" draw:text-style-name="P8" draw:layer="layout" svg:x1="4.593cm" svg:y1="7.793cm" svg:x2="5.091cm" svg:y2="10.244cm" draw:start-shape="id14" draw:start-glue-point="2" draw:end-shape="id15" draw:end-glue-point="3" svg:d="M4593 7793v985h-2v1466h500" svg:viewBox="0 0 501 2452">
          <text:p/>
        </draw:connector>
        <draw:connector draw:style-name="gr12" draw:text-style-name="P8" draw:layer="layout" svg:x1="4.593cm" svg:y1="7.793cm" svg:x2="5.127cm" svg:y2="11.044cm" draw:start-shape="id14" draw:start-glue-point="2" draw:end-shape="id16" draw:end-glue-point="3" svg:d="M4593 7793v3251h534" svg:viewBox="0 0 535 3252">
          <text:p/>
        </draw:connector>
        <draw:connector draw:style-name="gr12" draw:text-style-name="P8" draw:layer="layout" svg:x1="4.593cm" svg:y1="7.793cm" svg:x2="5.127cm" svg:y2="11.845cm" draw:start-shape="id14" draw:start-glue-point="2" draw:end-shape="id17" draw:end-glue-point="3" svg:d="M4593 7793v4052h534" svg:viewBox="0 0 535 4053">
          <text:p/>
        </draw:connector>
        <draw:frame draw:style-name="gr11" draw:text-style-name="P6" xml:id="id19" draw:id="id19" draw:layer="layout" svg:width="6.458cm" svg:height="0.963cm" svg:x="15.891cm" svg:y="9.763cm">
          <draw:text-box>
            <text:p>/home/centos-master</text:p>
          </draw:text-box>
        </draw:frame>
        <draw:frame draw:style-name="gr11" draw:text-style-name="P6" xml:id="id20" draw:id="id20" draw:layer="layout" svg:width="6.386cm" svg:height="0.963cm" svg:x="15.927cm" svg:y="10.563cm">
          <draw:text-box>
            <text:p>/home/fedora-master</text:p>
          </draw:text-box>
        </draw:frame>
        <draw:frame draw:style-name="gr11" draw:text-style-name="P10" xml:id="id21" draw:id="id21" draw:layer="layout" svg:width="6.386cm" svg:height="0.963cm" svg:x="15.927cm" svg:y="11.364cm">
          <draw:text-box>
            <text:p text:style-name="P9">/home/centos-kilo</text:p>
          </draw:text-box>
        </draw:frame>
        <draw:connector draw:style-name="gr12" draw:text-style-name="P8" draw:layer="layout" svg:x1="22.893cm" svg:y1="7.793cm" svg:x2="22.349cm" svg:y2="10.244cm" draw:start-shape="id18" draw:start-glue-point="2" draw:end-shape="id19" draw:end-glue-point="1" svg:d="M22893 7793v2451h-544" svg:viewBox="0 0 545 2452">
          <text:p/>
        </draw:connector>
        <draw:connector draw:style-name="gr12" draw:text-style-name="P8" draw:layer="layout" svg:x1="22.893cm" svg:y1="7.793cm" svg:x2="22.313cm" svg:y2="11.044cm" draw:start-shape="id18" draw:start-glue-point="2" draw:end-shape="id20" draw:end-glue-point="1" svg:d="M22893 7793v3251h-580" svg:viewBox="0 0 581 3252">
          <text:p/>
        </draw:connector>
        <draw:connector draw:style-name="gr12" draw:text-style-name="P8" draw:layer="layout" svg:x1="22.893cm" svg:y1="7.793cm" svg:x2="22.313cm" svg:y2="11.845cm" draw:start-shape="id18" draw:start-glue-point="2" draw:end-shape="id21" draw:end-glue-point="1" svg:d="M22893 7793v4052h-580" svg:viewBox="0 0 581 4053">
          <text:p/>
        </draw:connector>
        <draw:connector draw:style-name="gr13" draw:text-style-name="P5" draw:layer="layout" draw:type="line" svg:x1="11.549cm" svg:y1="10.244cm" svg:x2="15.891cm" svg:y2="10.244cm" draw:start-shape="id15" draw:start-glue-point="1" draw:end-shape="id19" draw:end-glue-point="3" svg:d="M11549 10244h4342" svg:viewBox="0 0 4343 1">
          <text:p/>
        </draw:connector>
        <draw:connector draw:style-name="gr13" draw:text-style-name="P5" draw:layer="layout" draw:type="line" svg:x1="11.513cm" svg:y1="11.044cm" svg:x2="15.927cm" svg:y2="11.044cm" draw:start-shape="id16" draw:start-glue-point="1" draw:end-shape="id20" svg:d="M11513 11044h4414" svg:viewBox="0 0 4415 1">
          <text:p/>
        </draw:connector>
        <draw:connector draw:style-name="gr13" draw:text-style-name="P5" draw:layer="layout" draw:type="line" svg:x1="11.513cm" svg:y1="11.845cm" svg:x2="15.927cm" svg:y2="11.845cm" draw:start-shape="id17" draw:start-glue-point="1" draw:end-shape="id21" draw:end-glue-point="3" svg:d="M11513 11845h4414" svg:viewBox="0 0 4415 1">
          <text:p/>
        </draw:connector>
        <draw:frame draw:style-name="gr3" draw:text-style-name="P1" draw:layer="layout" svg:width="6.196cm" svg:height="1.353cm" svg:x="10.552cm" svg:y="12.684cm">
          <draw:text-box>
            <text:p text:style-name="P8"><text:span text:style-name="T4">Synchronization via rsync,</text:span></text:p>
            <text:p text:style-name="P8"><text:span text:style-name="T4">managed with lsyncd</text:span></text:p>
          </draw:text-box>
        </draw:frame>
        <draw:frame draw:style-name="gr14" draw:text-style-name="P4" draw:layer="layout" svg:width="1.814cm" svg:height="0.81cm" svg:x="17.637cm" svg:y="3.54cm">
          <draw:text-box>
            <text:p><text:span text:style-name="T5">inactive</text:span></text:p>
          </draw:text-box>
        </draw:frame>
        <draw:g>
          <draw:polygon draw:style-name="gr10" draw:text-style-name="P7" draw:layer="layout" svg:width="-0.001cm" svg:height="0cm" svg:x="7.161cm" svg:y="7.468cm" svg:viewBox="0 0 0 0" draw:points="0,0">
            <text:p/>
          </draw:polygon>
          <draw:path draw:style-name="gr10" draw:text-style-name="P7" draw:layer="layout" svg:width="0cm" svg:height="0.003cm" svg:x="6.928cm" svg:y="7.457cm" svg:viewBox="0 0 1 4" svg:d="M1 4c0-1-1-3-1-4 0 1 1 3 1 4z">
            <text:p/>
          </draw:path>
          <draw:path draw:style-name="gr10" draw:text-style-name="P7" draw:layer="layout" svg:width="0.002cm" svg:height="0cm" svg:x="6.664cm" svg:y="7.468cm" svg:viewBox="0 0 3 1" svg:d="M0 1c1 0 2-1 3-1-1 0-2 1-3 1z">
            <text:p/>
          </draw:path>
          <draw:path draw:style-name="gr10" draw:text-style-name="P7" draw:layer="layout" svg:width="0.004cm" svg:height="0.001cm" svg:x="6.668cm" svg:y="7.466cm" svg:viewBox="0 0 5 2" svg:d="M5 0c-2 1-3 2-5 2 2 0 3-1 5-2z">
            <text:p/>
          </draw:path>
          <draw:path draw:style-name="gr10" draw:text-style-name="P7" draw:layer="layout" svg:width="0cm" svg:height="0.002cm" svg:x="6.926cm" svg:y="7.45cm" svg:viewBox="0 0 1 3" svg:d="M0 0c0 1 1 2 1 3 0-1-1-2-1-3z">
            <text:p/>
          </draw:path>
          <draw:path draw:style-name="gr10" draw:text-style-name="P7" draw:layer="layout" svg:width="0cm" svg:height="0cm" svg:x="7.156cm" svg:y="7.468cm" svg:viewBox="0 0 1 0" svg:d="M1 0h-1z">
            <text:p/>
          </draw:path>
          <draw:path draw:style-name="gr10" draw:text-style-name="P7" draw:layer="layout" svg:width="0.002cm" svg:height="0cm" svg:x="6.914cm" svg:y="7.613cm" svg:viewBox="0 0 3 1" svg:d="M3 0c-1 0-2 1-3 1 1 0 2-1 3-1z">
            <text:p/>
          </draw:path>
          <draw:path draw:style-name="gr10" draw:text-style-name="P7" draw:layer="layout" svg:width="0.001cm" svg:height="-0.001cm" svg:x="6.659cm" svg:y="7.468cm" svg:viewBox="0 0 2 0" svg:d="M2 0c-1 0-1 0-2 0 1 0 1 0 2 0z">
            <text:p/>
          </draw:path>
          <draw:path draw:style-name="gr10" draw:text-style-name="P7" draw:layer="layout" svg:width="0cm" svg:height="0cm" svg:x="6.789cm" svg:y="7.368cm" svg:viewBox="0 0 1 1" svg:d="M0 0l1 1z">
            <text:p/>
          </draw:path>
          <draw:path draw:style-name="gr10" draw:text-style-name="P7" draw:layer="layout" svg:width="0cm" svg:height="0cm" svg:x="6.786cm" svg:y="7.365cm" svg:viewBox="0 0 1 1" svg:d="M0 0l1 1z">
            <text:p/>
          </draw:path>
          <draw:path draw:style-name="gr10" draw:text-style-name="P7" draw:layer="layout" svg:width="0cm" svg:height="0cm" svg:x="7.165cm" svg:y="7.465cm" svg:viewBox="0 0 1 1" svg:d="M1 0l-1 1z">
            <text:p/>
          </draw:path>
          <draw:path draw:style-name="gr10" draw:text-style-name="P7" draw:layer="layout" svg:width="0.001cm" svg:height="0cm" svg:x="6.772cm" svg:y="7.364cm" svg:viewBox="0 0 2 1" svg:d="M0 1c0-1 1-1 2-1-1 0-2 0-2 1z">
            <text:p/>
          </draw:path>
          <draw:path draw:style-name="gr10" draw:text-style-name="P7" draw:layer="layout" svg:width="0.001cm" svg:height="0.002cm" svg:x="6.923cm" svg:y="7.447cm" svg:viewBox="0 0 2 3" svg:d="M0 0c1 1 1 2 2 3-1-1-1-2-2-3z">
            <text:p/>
          </draw:path>
          <draw:path draw:style-name="gr10" draw:text-style-name="P7" draw:layer="layout" svg:width="0cm" svg:height="0cm" svg:x="6.776cm" svg:y="7.363cm" svg:viewBox="0 0 1 0" svg:d="M1 0c-1 0-1 0-1 0z">
            <text:p/>
          </draw:path>
          <draw:polygon draw:style-name="gr10" draw:text-style-name="P7" draw:layer="layout" svg:width="-0.001cm" svg:height="0cm" svg:x="6.782cm" svg:y="7.364cm" svg:viewBox="0 0 0 0" draw:points="0,0">
            <text:p/>
          </draw:polygon>
          <draw:path draw:style-name="gr10" draw:text-style-name="P7" draw:layer="layout" svg:width="0cm" svg:height="0.002cm" svg:x="6.927cm" svg:y="7.454cm" svg:viewBox="0 0 1 3" svg:d="M0 0c0 1 1 2 1 3 0-1-1-2-1-3z">
            <text:p/>
          </draw:path>
          <draw:path draw:style-name="gr10" draw:text-style-name="P7" draw:layer="layout" svg:width="0cm" svg:height="0cm" svg:x="6.894cm" svg:y="7.45cm" svg:viewBox="0 0 1 1" svg:d="M0 1c0 0 0-1 1-1-1 0-1 1-1 1z">
            <text:p/>
          </draw:path>
          <draw:path draw:style-name="gr10" draw:text-style-name="P7" draw:layer="layout" svg:width="0cm" svg:height="0cm" svg:x="6.896cm" svg:y="7.447cm" svg:viewBox="0 0 1 1" svg:d="M0 1l1-1z">
            <text:p/>
          </draw:path>
          <draw:path draw:style-name="gr10" draw:text-style-name="P7" draw:layer="layout" svg:width="0cm" svg:height="0.001cm" svg:x="6.892cm" svg:y="7.454cm" svg:viewBox="0 0 1 2" svg:d="M0 2c0 0 0-1 1-2-1 1-1 2-1 2z">
            <text:p/>
          </draw:path>
          <draw:path draw:style-name="gr10" draw:text-style-name="P7" draw:layer="layout" svg:width="0.001cm" svg:height="0cm" svg:x="6.898cm" svg:y="7.445cm" svg:viewBox="0 0 2 1" svg:d="M0 1c0 0 1-1 2-1-1 0-2 1-2 1z">
            <text:p/>
          </draw:path>
          <draw:path draw:style-name="gr10" draw:text-style-name="P7" draw:layer="layout" svg:width="0cm" svg:height="0cm" svg:x="7.169cm" svg:y="7.463cm" svg:viewBox="0 0 1 1" svg:d="M1 0l-1 1z">
            <text:p/>
          </draw:path>
          <draw:path draw:style-name="gr10" draw:text-style-name="P7" draw:layer="layout" svg:width="0.001cm" svg:height="0.001cm" svg:x="6.921cm" svg:y="7.445cm" svg:viewBox="0 0 2 2" svg:d="M0 0c1 1 2 1 2 2 0-1-1-1-2-2z">
            <text:p/>
          </draw:path>
          <draw:path draw:style-name="gr10" draw:text-style-name="P7" draw:layer="layout" svg:width="0cm" svg:height="0.003cm" svg:x="6.891cm" svg:y="7.457cm" svg:viewBox="0 0 1 4" svg:d="M0 4c0-1 0-3 1-4-1 1-1 3-1 4z">
            <text:p/>
          </draw:path>
          <draw:path draw:style-name="gr10" draw:text-style-name="P7" draw:layer="layout" svg:width="0.001cm" svg:height="-0.001cm" svg:x="6.91cm" svg:y="7.614cm" svg:viewBox="0 0 2 0" svg:d="M0 0c1 0 2 0 2 0 0 0-1 0-2 0z">
            <text:p/>
          </draw:path>
          <draw:path draw:style-name="gr10" draw:text-style-name="P7" draw:layer="layout" svg:width="0.001cm" svg:height="0cm" svg:x="6.914cm" svg:y="7.442cm" svg:viewBox="0 0 2 1" svg:d="M0 0c1 0 2 1 2 1 0 0-1-1-2-1z">
            <text:p/>
          </draw:path>
          <draw:path draw:style-name="gr10" draw:text-style-name="P7" draw:layer="layout" svg:width="0.002cm" svg:height="0.001cm" svg:x="6.917cm" svg:y="7.611cm" svg:viewBox="0 0 3 2" svg:d="M3 0c-1 1-2 1-3 2 1-1 2-1 3-2z">
            <text:p/>
          </draw:path>
          <draw:path draw:style-name="gr10" draw:text-style-name="P7" draw:layer="layout" svg:width="0.001cm" svg:height="-0.001cm" svg:x="6.91cm" svg:y="7.442cm" svg:viewBox="0 0 2 0" svg:d="M0 0c1 0 2 0 2 0 0 0-1 0-2 0z">
            <text:p/>
          </draw:path>
          <draw:path draw:style-name="gr10" draw:text-style-name="P7" draw:layer="layout" svg:width="0.001cm" svg:height="-0.001cm" svg:x="6.908cm" svg:y="7.442cm" svg:viewBox="0 0 2 0" svg:d="M2 0c0 0-1 0-2 0 1 0 2 0 2 0z">
            <text:p/>
          </draw:path>
          <draw:path draw:style-name="gr10" draw:text-style-name="P7" draw:layer="layout" svg:width="0.001cm" svg:height="0cm" svg:x="6.904cm" svg:y="7.442cm" svg:viewBox="0 0 2 1" svg:d="M0 1c1-1 2-1 2-1 0 0-1 0-2 1z">
            <text:p/>
          </draw:path>
          <draw:path draw:style-name="gr10" draw:text-style-name="P7" draw:layer="layout" svg:width="0.001cm" svg:height="0cm" svg:x="6.901cm" svg:y="7.443cm" svg:viewBox="0 0 2 1" svg:d="M0 1c1 0 1-1 2-1-1 0-1 1-2 1z">
            <text:p/>
          </draw:path>
          <draw:path draw:style-name="gr10" draw:text-style-name="P7" draw:layer="layout" svg:width="0.001cm" svg:height="0cm" svg:x="6.917cm" svg:y="7.443cm" svg:viewBox="0 0 2 1" svg:d="M0 0c1 0 2 1 2 1 0 0-1-1-2-1z">
            <text:p/>
          </draw:path>
          <draw:path draw:style-name="gr10" draw:text-style-name="P7" draw:layer="layout" svg:width="0cm" svg:height="0cm" svg:x="7.048cm" svg:y="7.293cm" svg:viewBox="0 0 1 1" svg:d="M0 1c0 0 0-1 1-1-1 0-1 1-1 1z">
            <text:p/>
          </draw:path>
          <draw:path draw:style-name="gr10" draw:text-style-name="P7" draw:layer="layout" svg:width="0cm" svg:height="0cm" svg:x="7.05cm" svg:y="7.29cm" svg:viewBox="0 0 1 1" svg:d="M0 1l1-1z">
            <text:p/>
          </draw:path>
          <draw:path draw:style-name="gr10" draw:text-style-name="P7" draw:layer="layout" svg:width="0cm" svg:height="0.002cm" svg:x="7.212cm" svg:y="7.296cm" svg:viewBox="0 0 1 3" svg:d="M0 0c0 1 1 2 1 3 0-1-1-2-1-3z">
            <text:p/>
          </draw:path>
          <draw:path draw:style-name="gr10" draw:text-style-name="P7" draw:layer="layout" svg:width="0cm" svg:height="0.003cm" svg:x="7.213cm" svg:y="7.3cm" svg:viewBox="0 0 1 4" svg:d="M0 0c0 1 1 3 1 4 0-1-1-3-1-4z">
            <text:p/>
          </draw:path>
          <draw:path draw:style-name="gr10" draw:text-style-name="P7" draw:layer="layout" svg:width="0cm" svg:height="0.003cm" svg:x="7.045cm" svg:y="7.3cm" svg:viewBox="0 0 1 4" svg:d="M0 4c0-1 0-3 1-4-1 1-1 3-1 4z">
            <text:p/>
          </draw:path>
          <draw:path draw:style-name="gr10" draw:text-style-name="P7" draw:layer="layout" svg:width="-0.001cm" svg:height="0cm" svg:x="7.046cm" svg:y="7.296cm" svg:viewBox="0 0 0 1" svg:d="M0 1v-1z">
            <text:p/>
          </draw:path>
          <draw:path draw:style-name="gr10" draw:text-style-name="P7" draw:layer="layout" svg:width="0cm" svg:height="0cm" svg:x="6.78cm" svg:y="7.569cm" svg:viewBox="0 0 1 1" svg:d="M1 0l-1 1z">
            <text:p/>
          </draw:path>
          <draw:path draw:style-name="gr10" draw:text-style-name="P7" draw:layer="layout" svg:width="0.001cm" svg:height="0cm" svg:x="6.837cm" svg:y="7.421cm" svg:viewBox="0 0 2 1" svg:d="M0 0c0 0 1 0 2 1-1-1-2-1-2-1z">
            <text:p/>
          </draw:path>
          <draw:polygon draw:style-name="gr10" draw:text-style-name="P7" draw:layer="layout" svg:width="-0.001cm" svg:height="0cm" svg:x="6.772cm" svg:y="7.574cm" svg:viewBox="0 0 0 0" draw:points="0,0">
            <text:p/>
          </draw:polygon>
          <draw:path draw:style-name="gr10" draw:text-style-name="P7" draw:layer="layout" svg:width="0cm" svg:height="0cm" svg:x="6.777cm" svg:y="7.572cm" svg:viewBox="0 0 1 1" svg:d="M1 0l-1 1z">
            <text:p/>
          </draw:path>
          <draw:path draw:style-name="gr10" draw:text-style-name="P7" draw:layer="layout" svg:width="0cm" svg:height="0cm" svg:x="6.823cm" svg:y="7.423cm" svg:viewBox="0 0 1 1" svg:d="M0 1l1-1z">
            <text:p/>
          </draw:path>
          <draw:path draw:style-name="gr10" draw:text-style-name="P7" draw:layer="layout" svg:width="0cm" svg:height="0cm" svg:x="6.833cm" svg:y="7.421cm" svg:viewBox="0 0 1 0" svg:d="M0 0h1z">
            <text:p/>
          </draw:path>
          <draw:polygon draw:style-name="gr10" draw:text-style-name="P7" draw:layer="layout" svg:width="-0.001cm" svg:height="0cm" svg:x="6.829cm" svg:y="7.421cm" svg:viewBox="0 0 0 0" draw:points="0,0">
            <text:p/>
          </draw:polygon>
          <draw:path draw:style-name="gr10" draw:text-style-name="P7" draw:layer="layout" svg:width="0.001cm" svg:height="0cm" svg:x="7.055cm" svg:y="7.286cm" svg:viewBox="0 0 2 1" svg:d="M0 1c1 0 1-1 2-1-1 0-1 1-2 1z">
            <text:p/>
          </draw:path>
          <draw:path draw:style-name="gr10" draw:text-style-name="P7" draw:layer="layout" svg:width="0cm" svg:height="0cm" svg:x="6.82cm" svg:y="7.426cm" svg:viewBox="0 0 1 1" svg:d="M0 1l1-1z">
            <text:p/>
          </draw:path>
          <draw:path draw:style-name="gr10" draw:text-style-name="P7" draw:layer="layout" svg:width="0.001cm" svg:height="0cm" svg:x="7.052cm" svg:y="7.288cm" svg:viewBox="0 0 2 1" svg:d="M0 1c0 0 1-1 2-1-1 0-2 1-2 1z">
            <text:p/>
          </draw:path>
          <draw:path draw:style-name="gr10" draw:text-style-name="P7" draw:layer="layout" svg:width="0cm" svg:height="0cm" svg:x="7.169cm" svg:y="7.144cm" svg:viewBox="0 0 1 1" svg:d="M0 0l1 1z">
            <text:p/>
          </draw:path>
          <draw:path draw:style-name="gr10" draw:text-style-name="P7" draw:layer="layout" svg:width="0.001cm" svg:height="0cm" svg:x="7.058cm" svg:y="7.285cm" svg:viewBox="0 0 2 1" svg:d="M0 1c1-1 1-1 2-1-1 0-1 0-2 1z">
            <text:p/>
          </draw:path>
          <draw:path draw:style-name="gr10" draw:text-style-name="P7" draw:layer="layout" svg:width="0.001cm" svg:height="0cm" svg:x="6.763cm" svg:y="7.574cm" svg:viewBox="0 0 2 1" svg:d="M2 1c-1-1-2-1-2-1 0 0 1 0 2 1z">
            <text:p/>
          </draw:path>
          <draw:path draw:style-name="gr10" draw:text-style-name="P7" draw:layer="layout" svg:width="0.001cm" svg:height="-0.001cm" svg:x="7.062cm" svg:y="7.285cm" svg:viewBox="0 0 2 0" svg:d="M2 0c-1 0-1 0-2 0 1 0 2 0 2 0z">
            <text:p/>
          </draw:path>
          <draw:path draw:style-name="gr10" draw:text-style-name="P7" draw:layer="layout" svg:width="0cm" svg:height="0cm" svg:x="6.777cm" svg:y="7.035cm" svg:viewBox="0 0 1 1" svg:d="M0 0l1 1z">
            <text:p/>
          </draw:path>
          <draw:polygon draw:style-name="gr10" draw:text-style-name="P7" draw:layer="layout" svg:width="-0.001cm" svg:height="0cm" svg:x="6.991cm" svg:y="7.421cm" svg:viewBox="0 0 0 0" draw:points="0,0">
            <text:p/>
          </draw:polygon>
          <draw:path draw:style-name="gr10" draw:text-style-name="P7" draw:layer="layout" svg:width="0cm" svg:height="0cm" svg:x="6.996cm" svg:y="7.423cm" svg:viewBox="0 0 1 1" svg:d="M0 0l1 1z">
            <text:p/>
          </draw:path>
          <draw:path draw:style-name="gr10" draw:text-style-name="P7" draw:layer="layout" svg:width="0cm" svg:height="0cm" svg:x="6.999cm" svg:y="7.426cm" svg:viewBox="0 0 1 1" svg:d="M0 0l1 1z">
            <text:p/>
          </draw:path>
          <draw:path draw:style-name="gr10" draw:text-style-name="P7" draw:layer="layout" svg:width="0cm" svg:height="0cm" svg:x="6.986cm" svg:y="7.421cm" svg:viewBox="0 0 1 0" svg:d="M1 0c-1 0-1 0-1 0z">
            <text:p/>
          </draw:path>
          <draw:path draw:style-name="gr10" draw:text-style-name="P7" draw:layer="layout" svg:width="0.001cm" svg:height="0cm" svg:x="6.982cm" svg:y="7.421cm" svg:viewBox="0 0 2 1" svg:d="M0 1c0-1 1-1 2-1-1 0-2 0-2 1z">
            <text:p/>
          </draw:path>
          <draw:path draw:style-name="gr10" draw:text-style-name="P7" draw:layer="layout" svg:width="0cm" svg:height="0cm" svg:x="7.156cm" svg:y="7.139cm" svg:viewBox="0 0 1 0" svg:d="M1 0c-1 0-1 0-1 0z">
            <text:p/>
          </draw:path>
          <draw:path draw:style-name="gr10" draw:text-style-name="P7" draw:layer="layout" svg:width="0.001cm" svg:height="0cm" svg:x="6.982cm" svg:y="7.186cm" svg:viewBox="0 0 2 1" svg:d="M2 1c-1-1-2-1-2-1 0 0 1 0 2 1z">
            <text:p/>
          </draw:path>
          <draw:path draw:style-name="gr10" draw:text-style-name="P7" draw:layer="layout" svg:width="0.001cm" svg:height="0cm" svg:x="7.151cm" svg:y="7.139cm" svg:viewBox="0 0 2 1" svg:d="M0 1c0-1 1-1 2-1-1 0-2 0-2 1z">
            <text:p/>
          </draw:path>
          <draw:path draw:style-name="gr10" draw:text-style-name="P7" draw:layer="layout" svg:width="0.001cm" svg:height="-0.001cm" svg:x="6.91cm" svg:y="6.993cm" svg:viewBox="0 0 2 0" svg:d="M0 0c1 0 2 0 2 0 0 0-1 0-2 0z">
            <text:p/>
          </draw:path>
          <draw:path draw:style-name="gr10" draw:text-style-name="P7" draw:layer="layout" svg:width="0cm" svg:height="0cm" svg:x="7.043cm" svg:y="7.363cm" svg:viewBox="0 0 1 0" svg:d="M0 0h1z">
            <text:p/>
          </draw:path>
          <draw:path draw:style-name="gr10" draw:text-style-name="P7" draw:layer="layout" svg:width="0.001cm" svg:height="0cm" svg:x="6.914cm" svg:y="6.994cm" svg:viewBox="0 0 2 1" svg:d="M0 0c1 0 2 1 2 1 0 0-1-1-2-1z">
            <text:p/>
          </draw:path>
          <draw:path draw:style-name="gr10" draw:text-style-name="P7" draw:layer="layout" svg:width="0.002cm" svg:height="0cm" svg:x="7.052cm" svg:y="7.575cm" svg:viewBox="0 0 3 1" svg:d="M0 1c1 0 2-1 3-1-1 0-2 1-3 0z">
            <text:p/>
          </draw:path>
          <draw:path draw:style-name="gr10" draw:text-style-name="P7" draw:layer="layout" svg:width="0.001cm" svg:height="0cm" svg:x="7.047cm" svg:y="7.364cm" svg:viewBox="0 0 2 1" svg:d="M0 0c0 0 1 0 2 1-1-1-2-1-2-1z">
            <text:p/>
          </draw:path>
          <draw:path draw:style-name="gr10" draw:text-style-name="P7" draw:layer="layout" svg:width="0.004cm" svg:height="0.001cm" svg:x="7.057cm" svg:y="7.573cm" svg:viewBox="0 0 5 2" svg:d="M5 0c-2 1-3 2-5 2 2 0 3-1 5-2z">
            <text:p/>
          </draw:path>
          <draw:path draw:style-name="gr10" draw:text-style-name="P7" draw:layer="layout" svg:width="0.001cm" svg:height="-0.001cm" svg:x="7.047cm" svg:y="7.574cm" svg:viewBox="0 0 2 0" svg:d="M2 0c-1 0-2 0-2 0 1 0 1 0 2 0z">
            <text:p/>
          </draw:path>
          <draw:path draw:style-name="gr10" draw:text-style-name="P7" draw:layer="layout" svg:width="0cm" svg:height="0cm" svg:x="7.165cm" svg:y="7.141cm" svg:viewBox="0 0 1 1" svg:d="M0 0l1 1c0-1-1-1-1-1z">
            <text:p/>
          </draw:path>
          <draw:polygon draw:style-name="gr10" draw:text-style-name="P7" draw:layer="layout" svg:width="-0.001cm" svg:height="0cm" svg:x="7.161cm" svg:y="7.14cm" svg:viewBox="0 0 0 0" draw:points="0,0">
            <text:p/>
          </draw:polygon>
          <draw:path draw:style-name="gr10" draw:text-style-name="P7" draw:layer="layout" svg:width="0cm" svg:height="0cm" svg:x="7.043cm" svg:y="7.035cm" svg:viewBox="0 0 1 1" svg:d="M0 1l1-1z">
            <text:p/>
          </draw:path>
          <draw:path draw:style-name="gr10" draw:text-style-name="P7" draw:layer="layout" svg:width="0cm" svg:height="0cm" svg:x="6.986cm" svg:y="7.186cm" svg:viewBox="0 0 1 0" svg:d="M1 0h-1z">
            <text:p/>
          </draw:path>
          <draw:path draw:style-name="gr10" draw:text-style-name="P7" draw:layer="layout" svg:width="0.001cm" svg:height="0cm" svg:x="6.917cm" svg:y="6.995cm" svg:viewBox="0 0 2 1" svg:d="M0 0c1 0 2 1 2 1 0 0-1-1-2-1z">
            <text:p/>
          </draw:path>
          <draw:path draw:style-name="gr10" draw:text-style-name="P7" draw:layer="layout" svg:width="0.004cm" svg:height="0.001cm" svg:x="7.048cm" svg:y="7.241cm" svg:viewBox="0 0 5 2" svg:d="M5 0c-2 1-3 2-5 2 2 0 3-1 5-2z">
            <text:p/>
          </draw:path>
          <draw:path draw:style-name="gr10" draw:text-style-name="P7" draw:layer="layout" svg:width="0.001cm" svg:height="-0.001cm" svg:x="7.038cm" svg:y="7.243cm" svg:viewBox="0 0 2 0" svg:d="M2 0c-1 0-1 0-2 0 1 0 1 0 2 0z">
            <text:p/>
          </draw:path>
          <draw:path draw:style-name="gr10" draw:text-style-name="P7" draw:layer="layout" svg:width="0.002cm" svg:height="0cm" svg:x="7.043cm" svg:y="7.244cm" svg:viewBox="0 0 3 1" svg:d="M0 1c1 0 2-1 3-1-1 0-2 1-3 1z">
            <text:p/>
          </draw:path>
          <draw:path draw:style-name="gr10" draw:text-style-name="P7" draw:layer="layout" svg:width="0cm" svg:height="0cm" svg:x="7.039cm" svg:y="7.037cm" svg:viewBox="0 0 1 1" svg:d="M0 1l1-1z">
            <text:p/>
          </draw:path>
          <draw:path draw:style-name="gr10" draw:text-style-name="P7" draw:layer="layout" svg:width="0cm" svg:height="0cm" svg:x="6.999cm" svg:y="7.181cm" svg:viewBox="0 0 1 1" svg:d="M1 0l-1 1z">
            <text:p/>
          </draw:path>
          <draw:path draw:style-name="gr10" draw:text-style-name="P7" draw:layer="layout" svg:width="0cm" svg:height="0cm" svg:x="6.996cm" svg:y="7.183cm" svg:viewBox="0 0 1 1" svg:d="M1 0l-1 1z">
            <text:p/>
          </draw:path>
          <draw:polygon draw:style-name="gr10" draw:text-style-name="P7" draw:layer="layout" svg:width="-0.001cm" svg:height="0cm" svg:x="6.992cm" svg:y="7.186cm" svg:viewBox="0 0 0 0" draw:points="0,0">
            <text:p/>
          </draw:polygon>
          <draw:path draw:style-name="gr10" draw:text-style-name="P7" draw:layer="layout" svg:width="0.001cm" svg:height="0cm" svg:x="7.056cm" svg:y="7.033cm" svg:viewBox="0 0 2 1" svg:d="M0 0c0 0 1 0 2 1-1-1-2-1-2-1z">
            <text:p/>
          </draw:path>
          <draw:polygon draw:style-name="gr10" draw:text-style-name="P7" draw:layer="layout" svg:width="-0.001cm" svg:height="0cm" svg:x="7.048cm" svg:y="7.033cm" svg:viewBox="0 0 0 0" draw:points="0,0">
            <text:p/>
          </draw:polygon>
          <draw:path draw:style-name="gr10" draw:text-style-name="P7" draw:layer="layout" svg:width="0cm" svg:height="0cm" svg:x="7.052cm" svg:y="7.032cm" svg:viewBox="0 0 1 0" svg:d="M0 0h1z">
            <text:p/>
          </draw:path>
          <draw:polygon draw:style-name="gr10" draw:text-style-name="P7" draw:layer="layout" svg:width="-0.001cm" svg:height="0cm" svg:x="7.038cm" svg:y="7.364cm" svg:viewBox="0 0 0 0" draw:points="0,0">
            <text:p/>
          </draw:polygon>
          <draw:path draw:style-name="gr10" draw:text-style-name="P7" draw:layer="layout" svg:width="0cm" svg:height="0cm" svg:x="6.776cm" svg:y="7.244cm" svg:viewBox="0 0 1 0" svg:d="M1 0h-1z">
            <text:p/>
          </draw:path>
          <draw:polygon draw:style-name="gr10" draw:text-style-name="P7" draw:layer="layout" svg:width="-0.001cm" svg:height="0cm" svg:x="6.782cm" svg:y="7.243cm" svg:viewBox="0 0 0 0" draw:points="0,0">
            <text:p/>
          </draw:polygon>
          <draw:path draw:style-name="gr10" draw:text-style-name="P7" draw:layer="layout" svg:width="0cm" svg:height="0cm" svg:x="6.789cm" svg:y="7.238cm" svg:viewBox="0 0 1 1" svg:d="M1 0l-1 1z">
            <text:p/>
          </draw:path>
          <draw:path draw:style-name="gr10" draw:text-style-name="P7" draw:layer="layout" svg:width="0cm" svg:height="0cm" svg:x="6.654cm" svg:y="7.141cm" svg:viewBox="0 0 1 1" svg:d="M0 1l1-1z">
            <text:p/>
          </draw:path>
          <draw:path draw:style-name="gr10" draw:text-style-name="P7" draw:layer="layout" svg:width="0.001cm" svg:height="0cm" svg:x="6.668cm" svg:y="7.139cm" svg:viewBox="0 0 2 1" svg:d="M0 0c0 0 1 0 2 1-1-1-2-1-2-1z">
            <text:p/>
          </draw:path>
          <draw:polygon draw:style-name="gr10" draw:text-style-name="P7" draw:layer="layout" svg:width="-0.001cm" svg:height="0cm" svg:x="6.659cm" svg:y="7.14cm" svg:viewBox="0 0 0 0" draw:points="0,0">
            <text:p/>
          </draw:polygon>
          <draw:path draw:style-name="gr10" draw:text-style-name="P7" draw:layer="layout" svg:width="0cm" svg:height="0cm" svg:x="6.663cm" svg:y="7.139cm" svg:viewBox="0 0 1 0" svg:d="M0 0h1z">
            <text:p/>
          </draw:path>
          <draw:path draw:style-name="gr10" draw:text-style-name="P7" draw:layer="layout" svg:width="0cm" svg:height="0cm" svg:x="6.786cm" svg:y="7.241cm" svg:viewBox="0 0 1 1" svg:d="M1 0l-1 1z">
            <text:p/>
          </draw:path>
          <draw:path draw:style-name="gr10" draw:text-style-name="P7" draw:layer="layout" svg:width="0.001cm" svg:height="0cm" svg:x="6.772cm" svg:y="7.243cm" svg:viewBox="0 0 2 1" svg:d="M2 1c-1-1-2-1-2-1 0 0 1 0 2 1z">
            <text:p/>
          </draw:path>
          <draw:path draw:style-name="gr10" draw:text-style-name="P7" draw:layer="layout" svg:width="0.001cm" svg:height="0.002cm" svg:x="6.923cm" svg:y="7.606cm" svg:viewBox="0 0 2 3" svg:d="M2 0c-1 1-1 2-2 3 1-1 1-2 2-3z">
            <text:p/>
          </draw:path>
          <draw:path draw:style-name="gr10" draw:text-style-name="P7" draw:layer="layout" svg:width="0.001cm" svg:height="0.001cm" svg:x="6.921cm" svg:y="6.997cm" svg:viewBox="0 0 2 2" svg:d="M0 0c1 1 2 1 2 2 0-1-1-1-2-2z">
            <text:p/>
          </draw:path>
          <draw:path draw:style-name="gr10" draw:text-style-name="P7" draw:layer="layout" svg:width="0cm" svg:height="0.002cm" svg:x="6.925cm" svg:y="7.603cm" svg:viewBox="0 0 1 3" svg:d="M1 0c0 1-1 2-1 3 1-1 1-2 1-3z">
            <text:p/>
          </draw:path>
          <draw:path draw:style-name="gr10" draw:text-style-name="P7" draw:layer="layout" svg:width="0cm" svg:height="0cm" svg:x="7.03cm" svg:y="7.368cm" svg:viewBox="0 0 1 1" svg:d="M0 1l1-1z">
            <text:p/>
          </draw:path>
          <draw:path draw:style-name="gr10" draw:text-style-name="P7" draw:layer="layout" svg:width="0.001cm" svg:height="0cm" svg:x="7.151cm" svg:y="7.468cm" svg:viewBox="0 0 2 1" svg:d="M2 1c-1-1-2-1-2-1 0 0 1 0 2 1z">
            <text:p/>
          </draw:path>
          <draw:path draw:style-name="gr10" draw:text-style-name="P7" draw:layer="layout" svg:width="-0.001cm" svg:height="0cm" svg:x="6.927cm" svg:y="7.601cm" svg:viewBox="0 0 0 1" svg:d="M0 0v1z">
            <text:p/>
          </draw:path>
          <draw:path draw:style-name="gr10" draw:text-style-name="P7" draw:layer="layout" svg:width="0.001cm" svg:height="0cm" svg:x="6.763cm" svg:y="7.033cm" svg:viewBox="0 0 2 1" svg:d="M0 1c0-1 1-1 2-1-1 0-2 0-2 1z">
            <text:p/>
          </draw:path>
          <draw:path draw:style-name="gr10" draw:text-style-name="P7" draw:layer="layout" svg:width="0.001cm" svg:height="0.001cm" svg:x="6.921cm" svg:y="7.609cm" svg:viewBox="0 0 2 2" svg:d="M2 0c0 1-1 2-2 2 1 0 2-1 2-2z">
            <text:p/>
          </draw:path>
          <draw:path draw:style-name="gr10" draw:text-style-name="P7" draw:layer="layout" svg:width="0cm" svg:height="0cm" svg:x="6.767cm" svg:y="7.032cm" svg:viewBox="0 0 1 0" svg:d="M1 0c-1 0-1 0-1 0z">
            <text:p/>
          </draw:path>
          <draw:path draw:style-name="gr10" draw:text-style-name="P7" draw:layer="layout" svg:width="0.001cm" svg:height="0.002cm" svg:x="6.926cm" svg:y="7.002cm" svg:viewBox="0 0 2 3" svg:d="M0 0c1 1 1 2 2 3-1-1-1-2-2-3z">
            <text:p/>
          </draw:path>
          <draw:path draw:style-name="gr10" draw:text-style-name="P7" draw:layer="layout" svg:width="0.001cm" svg:height="0.002cm" svg:x="6.923cm" svg:y="6.999cm" svg:viewBox="0 0 2 3" svg:d="M0 0c1 1 1 2 2 3-1-1-1-2-2-3z">
            <text:p/>
          </draw:path>
          <draw:path draw:style-name="gr10" draw:text-style-name="P7" draw:layer="layout" svg:width="0.001cm" svg:height="0.007cm" svg:x="6.927cm" svg:y="7.005cm" svg:viewBox="0 0 2 8" svg:d="M0 0c1 2 2 5 2 8 0-3-1-6-2-8z">
            <text:p/>
          </draw:path>
          <draw:polygon draw:style-name="gr10" draw:text-style-name="P7" draw:layer="layout" svg:width="-0.001cm" svg:height="0cm" svg:x="6.772cm" svg:y="7.033cm" svg:viewBox="0 0 0 0" draw:points="0,0">
            <text:p/>
          </draw:polygon>
          <draw:path draw:style-name="gr10" draw:text-style-name="P7" draw:layer="layout" svg:width="0.004cm" svg:height="0.001cm" svg:x="6.838cm" svg:y="7.184cm" svg:viewBox="0 0 5 2" svg:d="M5 0c-2 1-3 2-5 2 2 0 3-1 5-2z">
            <text:p/>
          </draw:path>
          <draw:path draw:style-name="gr10" draw:text-style-name="P7" draw:layer="layout" svg:width="0.001cm" svg:height="-0.001cm" svg:x="6.828cm" svg:y="7.186cm" svg:viewBox="0 0 2 0" svg:d="M2 0c-1 0-1 0-2 0 1 0 1 0 2 0z">
            <text:p/>
          </draw:path>
          <draw:path draw:style-name="gr10" draw:text-style-name="P7" draw:layer="layout" svg:width="0cm" svg:height="0cm" svg:x="7.033cm" svg:y="7.365cm" svg:viewBox="0 0 1 1" svg:d="M0 1l1-1c0 0-1 0-1 1z">
            <text:p/>
          </draw:path>
          <draw:path draw:style-name="gr10" draw:text-style-name="P7" draw:layer="layout" svg:width="0.002cm" svg:height="0cm" svg:x="6.833cm" svg:y="7.186cm" svg:viewBox="0 0 3 1" svg:d="M0 1c1 0 2-1 3-1-1 0-2 1-3 1z">
            <text:p/>
          </draw:path>
          <draw:path draw:style-name="gr10" draw:text-style-name="P7" draw:layer="layout" svg:width="0cm" svg:height="0cm" svg:x="6.78cm" svg:y="7.037cm" svg:viewBox="0 0 1 1" svg:d="M0 0l1 1z">
            <text:p/>
          </draw:path>
          <draw:path draw:style-name="gr10" draw:text-style-name="P7" draw:layer="layout" svg:width="0cm" svg:height="0cm" svg:x="6.65cm" svg:y="7.144cm" svg:viewBox="0 0 1 1" svg:d="M0 1l1-1z">
            <text:p/>
          </draw:path>
          <draw:path draw:style-name="gr10" draw:text-style-name="P7" draw:layer="layout" svg:width="0cm" svg:height="0cm" svg:x="6.767cm" svg:y="7.575cm" svg:viewBox="0 0 1 0" svg:d="M1 0h-1z">
            <text:p/>
          </draw:path>
          <draw:path draw:style-name="gr10" draw:text-style-name="P7" draw:layer="layout" svg:width="0.001cm" svg:height="0.001cm" svg:x="7.205cm" svg:y="7.288cm" svg:viewBox="0 0 2 2" svg:d="M0 0c1 0 1 1 2 2-1-1-1-2-2-2z">
            <text:p/>
          </draw:path>
          <draw:path draw:style-name="gr10" draw:text-style-name="P7" draw:layer="layout" svg:width="0.001cm" svg:height="0cm" svg:x="7.202cm" svg:y="7.286cm" svg:viewBox="0 0 2 1" svg:d="M0 0c1 0 1 1 2 1-1 0-1-1-2-1z">
            <text:p/>
          </draw:path>
          <draw:path draw:style-name="gr10" draw:text-style-name="P7" draw:layer="layout" svg:width="0.001cm" svg:height="-0.001cm" svg:x="7.195cm" svg:y="7.285cm" svg:viewBox="0 0 2 0" svg:d="M0 0c1 0 2 0 2 0 0 0-1 0-2 0z">
            <text:p/>
          </draw:path>
          <draw:path draw:style-name="gr10" draw:text-style-name="P7" draw:layer="layout" svg:width="0.001cm" svg:height="0cm" svg:x="7.198cm" svg:y="7.285cm" svg:viewBox="0 0 2 1" svg:d="M0 0c1 0 2 1 2 1 0-1-1-1-2-1z">
            <text:p/>
          </draw:path>
          <draw:path draw:style-name="gr10" draw:text-style-name="P7" draw:layer="layout" svg:width="0.001cm" svg:height="0.001cm" svg:x="7.208cm" svg:y="7.29cm" svg:viewBox="0 0 2 2" svg:d="M0 0c0 0 1 1 2 2-1-1-2-2-2-2z">
            <text:p/>
          </draw:path>
          <draw:path draw:style-name="gr10" draw:text-style-name="P7" draw:layer="layout" svg:width="0cm" svg:height="0.001cm" svg:x="7.21cm" svg:y="7.293cm" svg:viewBox="0 0 1 2" svg:d="M0 0c0 1 1 2 1 2 0 0-1-1-1-2z">
            <text:p/>
          </draw:path>
          <draw:path draw:style-name="gr10" draw:text-style-name="P7" draw:layer="layout" svg:width="0.118cm" svg:height="0.17cm" svg:x="6.96cm" svg:y="7.024cm" svg:viewBox="0 0 119 171" svg:d="M13 167c4 2 9 4 14 4 9 0 18-6 23-14l65-116c4-7 5-14 3-21s-6-13-13-16c-4-3-8-4-13-4-9 0-18 5-23 14l-65 116c-8 13-3 30 9 37zM10 134l66-116c1-2 2-3 3-4 0 0 0-1 1-1 0-1 1-1 2-2 1 0 1 0 1-1 2 0 3-1 4-1h1c1-1 2-1 4-1h1c1 0 2 0 3 1h1c2 0 3 1 5 2 8 5 11 17 6 26l-65 116c-1 1-2 2-3 4h-1c-1 1-2 2-3 3h-1c-1 1-2 1-4 2-1 0-3 0-4 1-1 0-1-1-1-1-1 0-2 0-3 0s-1 0-2 0c-1-1-2-1-4-2-9-5-12-17-7-26z">
            <text:p/>
          </draw:path>
          <draw:path draw:style-name="gr10" draw:text-style-name="P7" draw:layer="layout" svg:width="0.327cm" svg:height="0.295cm" svg:x="6.625cm" svg:y="6.969cm" svg:viewBox="0 0 328 296" svg:d="M20 224l113 67c6 4 13 5 20 5 14 0 27-7 34-20 5-9 6-20 4-30-2-6-5-11-8-16 1 2 3 3 6 5 6 4 13 5 20 5s14-1 20-5c13-8 20-21 21-35 3 6 8 11 15 15 6 4 13 6 21 6 23 0 42-20 42-44v-134c0-23-19-43-42-43-24 0-42 20-42 43l-1 133-64-114c-7-13-21-21-35-21-8 0-15 2-21 5-19 12-26 37-15 57l66 116c1 3 2 5 4 6-2-1-4-2-6-3l-113-68c-6-3-13-5-20-5-14 0-27 8-34 20-5 9-6 20-4 30 3 11 10 20 19 25zM267 43c0-10 9-19 19-19 1 0 1 1 2 1s1 0 1 0c1 0 2 0 3 0l1 1c1 0 1 1 2 1s1 0 1 1c1 0 2 1 2 1 1 1 1 1 1 1 1 1 1 1 2 2v1c1 1 1 2 2 3 1 2 2 5 2 7v134c0 11-9 20-19 20-4 0-7-1-10-3-5-3-9-9-9-17zM127 92c-5-9-2-21 7-26 1-1 3-1 4-2 1 0 1 0 1 0 2 0 3 0 4-1h1c1 0 3 1 4 1 2 0 3 1 4 2 1 0 1 0 1 0 1 1 2 1 3 2 0 1 1 1 1 1 1 1 2 3 3 4l65 116c5 9 2 21-7 26-1 1-3 2-4 2s-1 0-2 0-2 1-3 1c-1 0-2-1-3-1s-2 0-2 0c-2-1-3-1-4-2-3-2-6-4-7-7zM23 180c1-2 2-3 3-4 0 0 0-1 1-1 1-1 1-1 2-2 1 0 1 0 2-1 1 0 2-1 4-1 1-1 2-1 4-1h1c1 0 2 0 3 1 1 0 1 0 1 0 2 0 3 1 5 2l113 67c9 5 12 17 7 26-1 1-2 2-3 4h-1c-1 1-2 2-3 2 0 0 0 1-1 1-1 1-2 1-4 2-1 0-3 0-4 0-1 0-1 0-1 0-1 0-2 0-3 0s-1 0-2 0c-1-1-2-1-4-2l-113-67c-9-6-12-17-7-26z">
            <text:p/>
          </draw:path>
          <draw:path draw:style-name="gr10" draw:text-style-name="P7" draw:layer="layout" svg:width="0.205cm" svg:height="0.076cm" svg:x="6.588cm" svg:y="7.265cm" svg:viewBox="0 0 206 77" svg:d="M19 72c5 4 12 5 19 5h131c20 0 37-17 37-38 0-22-17-39-37-39h-131c-21 0-38 17-38 39 0 13 7 26 19 33zM38 20h131c10 0 18 8 18 19 0 10-8 19-18 19h-131c-4 0-7-1-10-3-5-3-9-9-9-16 0-11 8-19 19-19z">
            <text:p/>
          </draw:path>
          <draw:path draw:style-name="gr10" draw:text-style-name="P7" draw:layer="layout" svg:width="0.185cm" svg:height="0.14cm" svg:x="6.628cm" svg:y="7.345cm" svg:viewBox="0 0 186 141" svg:d="M181 19c-6-12-19-19-31-19-7 0-13 2-19 5l-113 67c-8 5-14 13-17 23-2 9-1 19 4 28 3 5 8 10 13 13 6 3 12 5 18 5s13-2 18-5l114-67c17-10 23-33 13-50zM159 53l-113 68c-2 0-4 1-5 2-1 0-1 0-2 0s-2 0-3 0c-1 0-2 0-3 0s-1 0-2 0c-1-1-3-2-4-2-3-2-5-4-7-7-5-10-2-21 7-27l113-67c2 0 3-1 4-1s1-1 2-1 2 0 3 0h1c1 0 3 0 4 0 2 1 3 2 4 2s1 1 2 1c0 0 1 1 2 2 0 0 1 0 1 1 1 1 2 2 3 3 5 10 2 21-7 26z">
            <text:p/>
          </draw:path>
          <draw:path draw:style-name="gr10" draw:text-style-name="P7" draw:layer="layout" svg:width="0.134cm" svg:height="0.186cm" svg:x="6.733cm" svg:y="7.405cm" svg:viewBox="0 0 135 187" svg:d="M17 182c5 3 11 5 18 5 12 0 23-7 29-18l66-116c5-8 6-18 3-27-2-9-8-17-16-21-5-3-11-5-17-5-12 0-24 7-30 18l-65 116c-10 17-4 38 12 48zM18 142l66-116c1-2 2-3 3-4l1-1c0-1 1-1 2-2 1 0 1 0 1 0 2-1 3-2 4-2h1c1 0 2-1 4-1h1c1 0 2 1 3 1h1c2 0 3 1 4 2 9 5 12 17 7 26l-65 116c-1 1-2 3-3 4 0 0-1 0-1 1-1 0-2 1-3 2h-1c-1 1-2 2-4 2-1 0-3 1-4 1-1 0-1 0-1 0-1-1-2-1-3-1s-1 0-2 0c-1-1-3-1-4-2-9-5-12-17-7-26z">
            <text:p/>
          </draw:path>
          <draw:path draw:style-name="gr10" draw:text-style-name="P7" draw:layer="layout" svg:width="0.065cm" svg:height="0.201cm" svg:x="6.877cm" svg:y="7.427cm" svg:viewBox="0 0 66 202" svg:d="M33 0c-18 0-33 15-33 34v134c0 12 6 23 17 29 5 3 10 5 16 5 18 0 33-16 33-34v-134c0-9-3-18-10-24-6-7-14-10-23-10zM52 168c0 2-1 4-1 6-1 0-1 1-1 1 0 1 0 1 0 1-1 1-1 2-2 2 0 1 0 1 0 1 0 1-1 2-2 2v1c-1 1-2 1-3 2-1 1-2 1-3 1l-1 1c0 0-1 0-2 0-1 1-1 1-2 1 0 0-1 0-2 0-3 0-7-1-9-3-6-3-10-9-10-16v-134c0-2 0-3 1-4 0-1 0-1 0-2 0 0 0-1 1-2 0-1 0-1 1-2v-1c1-1 1-1 2-2l1-1c0 0 1 0 1-1 1 0 1-1 2-1 0-1 1-1 1-1 1 0 1-1 2-1h1c1-1 1-1 2-1s1 0 2 0 1 0 2 0c1 0 2 0 2 0 1 0 1 0 2 0s1 0 2 1h1c1 0 2 1 2 1 1 0 1 1 1 1 1 0 2 1 3 2 1 1 2 2 2 2 0 1 0 1 1 1 0 1 0 2 1 2v1c1 1 1 2 1 3v1c1 1 1 2 1 4z">
            <text:p/>
          </draw:path>
          <draw:path draw:style-name="gr10" draw:text-style-name="P7" draw:layer="layout" svg:width="0.127cm" svg:height="0.179cm" svg:x="6.956cm" svg:y="7.408cm" svg:viewBox="0 0 128 180" svg:d="M70 164c2 5 6 9 11 12s10 4 16 4c5 0 11-1 16-4 7-4 12-11 14-19 2-9 1-17-3-25l-65-116c-6-10-17-16-28-16-5 0-11 1-15 4-15 9-20 29-12 44zM22 16c1-1 3-2 4-2s1 0 1 0c1-1 3-1 3-1 1 0 1 0 1 0h1c1 0 3 0 4 1 1 0 3 1 4 1s1 1 1 1c1 1 2 1 3 2 0 0 0 1 1 1 1 1 2 2 3 3l65 117c5 9 2 21-7 26-1 1-3 1-4 2-1 0-2 0-2 0-1 0-2 0-3 0-1 0-2 0-3 0s-2 0-2 0c-2-1-3-1-5-2-2-2-5-4-6-7l-66-116c-5-9-2-21 7-26z">
            <text:p/>
          </draw:path>
          <draw:path draw:style-name="gr10" draw:text-style-name="P7" draw:layer="layout" svg:width="0.172cm" svg:height="0.127cm" svg:x="7.014cm" svg:y="7.352cm" svg:viewBox="0 0 173 128" svg:d="M45 4c-5-3-10-4-15-4-11 0-21 6-26 15-4 7-5 16-3 23 2 8 7 15 14 19l113 67c5 3 10 4 15 4 11 0 21-6 26-15 8-15 3-33-11-42zM160 107c-1 2-2 3-3 4-1 0-1 1-1 1-1 0-2 1-3 2h-1c-1 1-3 2-4 2-1 0-3 1-4 1h-1-1c-1 0-2-1-3-1h-1c-1-1-3-1-4-2l-114-67c-8-5-11-17-6-26 0-1 1-3 2-4 1 0 1 0 1-1 1 0 2-1 3-2h1c1-1 3-2 4-2 2 0 3-1 4-1h1 1c1 0 2 1 3 1h1c1 1 3 1 4 2l114 67c9 5 12 17 7 26z">
            <text:p/>
          </draw:path>
          <draw:path draw:style-name="gr10" draw:text-style-name="P7" draw:layer="layout" svg:width="0.186cm" svg:height="0.057cm" svg:x="7.036cm" svg:y="7.275cm" svg:viewBox="0 0 187 58" svg:d="M28 0c-15 0-28 13-28 29 0 10 5 20 14 25 4 2 9 4 14 4h131c16 0 28-13 28-29s-12-29-28-29zM159 10c1 0 2 0 2 0 1 0 1 0 2 0s1 1 2 1h1c1 0 2 1 2 1 1 1 1 1 2 1 0 1 1 1 1 1 1 1 1 1 1 1 1 1 1 2 2 2 0 0 0 1 1 1 0 1 0 2 1 2 0 1 0 1 0 2 1 0 1 1 1 2v1c1 1 1 3 1 4 0 10-8 19-19 19h-131c-3 0-6-1-9-3-6-3-10-9-10-16 0-1 1-3 1-4s1-2 1-3c0-1 1-2 1-3 0 0 1 0 1-1l1-1c0-1 1-1 1-2 0 0 1 0 1-1 1 0 1-1 2-1 0 0 1 0 1-1 1 0 1-1 2-1s1 0 1 0c1 0 2-1 2-1 1 0 2 0 2 0 1 0 2 0 2 0z">
            <text:p/>
          </draw:path>
          <draw:path draw:style-name="gr10" draw:text-style-name="P7" draw:layer="layout" svg:width="0.167cm" svg:height="0.122cm" svg:x="7.016cm" svg:y="7.13cm" svg:viewBox="0 0 168 123" svg:d="M1 88c-2 7-1 15 3 21 2 4 6 8 10 10 4 3 9 4 13 4 5 0 10-1 14-4l113-67c7-3 11-10 13-17s1-15-2-21c-5-8-14-14-24-14-5 0-10 1-14 4l-113 67c-7 4-11 10-13 17zM18 79l114-68c1 0 2-1 4-1 0 0 1 0 1-1 1 0 2 0 3 0h1c2 0 3 0 4 0 1 1 1 1 1 1 1 0 2 1 4 1 0 0 0 1 1 1s1 1 2 2c1 0 1 0 1 1 1 1 2 2 3 4 5 9 2 20-7 26l-113 67c-2 0-3 1-5 2 0 0-1 0-2 0s-2 0-3 0c-1 0-2 0-3 0 0 0-1 0-2 0-1-1-2-2-4-2-3-2-5-4-7-7-5-10-2-21 7-26z">
            <text:p/>
          </draw:path>
        </draw:g>
        <draw:frame draw:style-name="gr15" draw:text-style-name="P4" draw:layer="layout" svg:width="3.592cm" svg:height="0.683cm" svg:x="7.06cm" svg:y="6.969cm">
          <draw:text-box>
            <text:p><text:span text:style-name="T5">Cron jobs active</text:span></text:p>
          </draw:text-box>
        </draw:frame>
        <draw:frame draw:style-name="gr15" draw:text-style-name="P4" draw:layer="layout" svg:width="3.592cm" svg:height="0.683cm" svg:x="17.104cm" svg:y="6.921cm">
          <draw:text-box>
            <text:p><text:span text:style-name="T5">Cron jobs inactive</text:span></text:p>
          </draw:text-box>
        </draw:frame>
        <draw:g>
          <draw:polygon draw:style-name="gr10" draw:text-style-name="P7" draw:layer="layout" svg:width="-0.001cm" svg:height="0cm" svg:x="21.162cm" svg:y="7.468cm" svg:viewBox="0 0 0 0" draw:points="0,0">
            <text:p/>
          </draw:polygon>
          <draw:path draw:style-name="gr10" draw:text-style-name="P7" draw:layer="layout" svg:width="0cm" svg:height="0.003cm" svg:x="20.929cm" svg:y="7.457cm" svg:viewBox="0 0 1 4" svg:d="M1 4c0-1-1-3-1-4 0 1 1 3 1 4z">
            <text:p/>
          </draw:path>
          <draw:path draw:style-name="gr10" draw:text-style-name="P7" draw:layer="layout" svg:width="0.002cm" svg:height="0cm" svg:x="20.665cm" svg:y="7.468cm" svg:viewBox="0 0 3 1" svg:d="M0 1c1 0 2-1 3-1-1 0-2 1-3 1z">
            <text:p/>
          </draw:path>
          <draw:path draw:style-name="gr10" draw:text-style-name="P7" draw:layer="layout" svg:width="0.004cm" svg:height="0.001cm" svg:x="20.669cm" svg:y="7.466cm" svg:viewBox="0 0 5 2" svg:d="M5 0c-2 1-3 2-5 2 2 0 3-1 5-2z">
            <text:p/>
          </draw:path>
          <draw:path draw:style-name="gr10" draw:text-style-name="P7" draw:layer="layout" svg:width="0cm" svg:height="0.002cm" svg:x="20.927cm" svg:y="7.45cm" svg:viewBox="0 0 1 3" svg:d="M0 0c0 1 1 2 1 3 0-1-1-2-1-3z">
            <text:p/>
          </draw:path>
          <draw:path draw:style-name="gr10" draw:text-style-name="P7" draw:layer="layout" svg:width="0cm" svg:height="0cm" svg:x="21.157cm" svg:y="7.468cm" svg:viewBox="0 0 1 0" svg:d="M1 0h-1z">
            <text:p/>
          </draw:path>
          <draw:path draw:style-name="gr10" draw:text-style-name="P7" draw:layer="layout" svg:width="0.002cm" svg:height="0cm" svg:x="20.915cm" svg:y="7.613cm" svg:viewBox="0 0 3 1" svg:d="M3 0c-1 0-2 1-3 1 1 0 2-1 3-1z">
            <text:p/>
          </draw:path>
          <draw:path draw:style-name="gr10" draw:text-style-name="P7" draw:layer="layout" svg:width="0.001cm" svg:height="-0.001cm" svg:x="20.66cm" svg:y="7.468cm" svg:viewBox="0 0 2 0" svg:d="M2 0c-1 0-1 0-2 0 1 0 1 0 2 0z">
            <text:p/>
          </draw:path>
          <draw:path draw:style-name="gr10" draw:text-style-name="P7" draw:layer="layout" svg:width="0cm" svg:height="0cm" svg:x="20.79cm" svg:y="7.368cm" svg:viewBox="0 0 1 1" svg:d="M0 0l1 1z">
            <text:p/>
          </draw:path>
          <draw:path draw:style-name="gr10" draw:text-style-name="P7" draw:layer="layout" svg:width="0cm" svg:height="0cm" svg:x="20.787cm" svg:y="7.365cm" svg:viewBox="0 0 1 1" svg:d="M0 0l1 1z">
            <text:p/>
          </draw:path>
          <draw:path draw:style-name="gr10" draw:text-style-name="P7" draw:layer="layout" svg:width="0cm" svg:height="0cm" svg:x="21.166cm" svg:y="7.465cm" svg:viewBox="0 0 1 1" svg:d="M1 0l-1 1z">
            <text:p/>
          </draw:path>
          <draw:path draw:style-name="gr10" draw:text-style-name="P7" draw:layer="layout" svg:width="0.001cm" svg:height="0cm" svg:x="20.773cm" svg:y="7.364cm" svg:viewBox="0 0 2 1" svg:d="M0 1c0-1 1-1 2-1-1 0-2 0-2 1z">
            <text:p/>
          </draw:path>
          <draw:path draw:style-name="gr10" draw:text-style-name="P7" draw:layer="layout" svg:width="0.001cm" svg:height="0.002cm" svg:x="20.924cm" svg:y="7.447cm" svg:viewBox="0 0 2 3" svg:d="M0 0c1 1 1 2 2 3-1-1-1-2-2-3z">
            <text:p/>
          </draw:path>
          <draw:path draw:style-name="gr10" draw:text-style-name="P7" draw:layer="layout" svg:width="0cm" svg:height="0cm" svg:x="20.777cm" svg:y="7.363cm" svg:viewBox="0 0 1 0" svg:d="M1 0c-1 0-1 0-1 0z">
            <text:p/>
          </draw:path>
          <draw:polygon draw:style-name="gr10" draw:text-style-name="P7" draw:layer="layout" svg:width="-0.001cm" svg:height="0cm" svg:x="20.783cm" svg:y="7.364cm" svg:viewBox="0 0 0 0" draw:points="0,0">
            <text:p/>
          </draw:polygon>
          <draw:path draw:style-name="gr10" draw:text-style-name="P7" draw:layer="layout" svg:width="0cm" svg:height="0.002cm" svg:x="20.928cm" svg:y="7.454cm" svg:viewBox="0 0 1 3" svg:d="M0 0c0 1 1 2 1 3 0-1-1-2-1-3z">
            <text:p/>
          </draw:path>
          <draw:path draw:style-name="gr10" draw:text-style-name="P7" draw:layer="layout" svg:width="0cm" svg:height="0cm" svg:x="20.895cm" svg:y="7.45cm" svg:viewBox="0 0 1 1" svg:d="M0 1c0 0 0-1 1-1-1 0-1 1-1 1z">
            <text:p/>
          </draw:path>
          <draw:path draw:style-name="gr10" draw:text-style-name="P7" draw:layer="layout" svg:width="0cm" svg:height="0cm" svg:x="20.897cm" svg:y="7.447cm" svg:viewBox="0 0 1 1" svg:d="M0 1l1-1z">
            <text:p/>
          </draw:path>
          <draw:path draw:style-name="gr10" draw:text-style-name="P7" draw:layer="layout" svg:width="0cm" svg:height="0.001cm" svg:x="20.893cm" svg:y="7.454cm" svg:viewBox="0 0 1 2" svg:d="M0 2c0 0 0-1 1-2-1 1-1 2-1 2z">
            <text:p/>
          </draw:path>
          <draw:path draw:style-name="gr10" draw:text-style-name="P7" draw:layer="layout" svg:width="0.001cm" svg:height="0cm" svg:x="20.899cm" svg:y="7.445cm" svg:viewBox="0 0 2 1" svg:d="M0 1c0 0 1-1 2-1-1 0-2 1-2 1z">
            <text:p/>
          </draw:path>
          <draw:path draw:style-name="gr10" draw:text-style-name="P7" draw:layer="layout" svg:width="0cm" svg:height="0cm" svg:x="21.17cm" svg:y="7.463cm" svg:viewBox="0 0 1 1" svg:d="M1 0l-1 1z">
            <text:p/>
          </draw:path>
          <draw:path draw:style-name="gr10" draw:text-style-name="P7" draw:layer="layout" svg:width="0.001cm" svg:height="0.001cm" svg:x="20.922cm" svg:y="7.445cm" svg:viewBox="0 0 2 2" svg:d="M0 0c1 1 2 1 2 2 0-1-1-1-2-2z">
            <text:p/>
          </draw:path>
          <draw:path draw:style-name="gr10" draw:text-style-name="P7" draw:layer="layout" svg:width="0cm" svg:height="0.003cm" svg:x="20.892cm" svg:y="7.457cm" svg:viewBox="0 0 1 4" svg:d="M0 4c0-1 0-3 1-4-1 1-1 3-1 4z">
            <text:p/>
          </draw:path>
          <draw:path draw:style-name="gr10" draw:text-style-name="P7" draw:layer="layout" svg:width="0.001cm" svg:height="-0.001cm" svg:x="20.911cm" svg:y="7.614cm" svg:viewBox="0 0 2 0" svg:d="M0 0c1 0 2 0 2 0 0 0-1 0-2 0z">
            <text:p/>
          </draw:path>
          <draw:path draw:style-name="gr10" draw:text-style-name="P7" draw:layer="layout" svg:width="0.001cm" svg:height="0cm" svg:x="20.915cm" svg:y="7.442cm" svg:viewBox="0 0 2 1" svg:d="M0 0c1 0 2 1 2 1 0 0-1-1-2-1z">
            <text:p/>
          </draw:path>
          <draw:path draw:style-name="gr10" draw:text-style-name="P7" draw:layer="layout" svg:width="0.002cm" svg:height="0.001cm" svg:x="20.918cm" svg:y="7.611cm" svg:viewBox="0 0 3 2" svg:d="M3 0c-1 1-2 1-3 2 1-1 2-1 3-2z">
            <text:p/>
          </draw:path>
          <draw:path draw:style-name="gr10" draw:text-style-name="P7" draw:layer="layout" svg:width="0.001cm" svg:height="-0.001cm" svg:x="20.911cm" svg:y="7.442cm" svg:viewBox="0 0 2 0" svg:d="M0 0c1 0 2 0 2 0 0 0-1 0-2 0z">
            <text:p/>
          </draw:path>
          <draw:path draw:style-name="gr10" draw:text-style-name="P7" draw:layer="layout" svg:width="0.001cm" svg:height="-0.001cm" svg:x="20.909cm" svg:y="7.442cm" svg:viewBox="0 0 2 0" svg:d="M2 0c0 0-1 0-2 0 1 0 2 0 2 0z">
            <text:p/>
          </draw:path>
          <draw:path draw:style-name="gr10" draw:text-style-name="P7" draw:layer="layout" svg:width="0.001cm" svg:height="0cm" svg:x="20.905cm" svg:y="7.442cm" svg:viewBox="0 0 2 1" svg:d="M0 1c1-1 2-1 2-1 0 0-1 0-2 1z">
            <text:p/>
          </draw:path>
          <draw:path draw:style-name="gr10" draw:text-style-name="P7" draw:layer="layout" svg:width="0.001cm" svg:height="0cm" svg:x="20.902cm" svg:y="7.443cm" svg:viewBox="0 0 2 1" svg:d="M0 1c1 0 1-1 2-1-1 0-1 1-2 1z">
            <text:p/>
          </draw:path>
          <draw:path draw:style-name="gr10" draw:text-style-name="P7" draw:layer="layout" svg:width="0.001cm" svg:height="0cm" svg:x="20.918cm" svg:y="7.443cm" svg:viewBox="0 0 2 1" svg:d="M0 0c1 0 2 1 2 1 0 0-1-1-2-1z">
            <text:p/>
          </draw:path>
          <draw:path draw:style-name="gr10" draw:text-style-name="P7" draw:layer="layout" svg:width="0cm" svg:height="0cm" svg:x="21.049cm" svg:y="7.293cm" svg:viewBox="0 0 1 1" svg:d="M0 1c0 0 0-1 1-1-1 0-1 1-1 1z">
            <text:p/>
          </draw:path>
          <draw:path draw:style-name="gr10" draw:text-style-name="P7" draw:layer="layout" svg:width="0cm" svg:height="0cm" svg:x="21.051cm" svg:y="7.29cm" svg:viewBox="0 0 1 1" svg:d="M0 1l1-1z">
            <text:p/>
          </draw:path>
          <draw:path draw:style-name="gr10" draw:text-style-name="P7" draw:layer="layout" svg:width="0cm" svg:height="0.002cm" svg:x="21.213cm" svg:y="7.296cm" svg:viewBox="0 0 1 3" svg:d="M0 0c0 1 1 2 1 3 0-1-1-2-1-3z">
            <text:p/>
          </draw:path>
          <draw:path draw:style-name="gr10" draw:text-style-name="P7" draw:layer="layout" svg:width="0cm" svg:height="0.003cm" svg:x="21.214cm" svg:y="7.3cm" svg:viewBox="0 0 1 4" svg:d="M0 0c0 1 1 3 1 4 0-1-1-3-1-4z">
            <text:p/>
          </draw:path>
          <draw:path draw:style-name="gr10" draw:text-style-name="P7" draw:layer="layout" svg:width="0cm" svg:height="0.003cm" svg:x="21.046cm" svg:y="7.3cm" svg:viewBox="0 0 1 4" svg:d="M0 4c0-1 0-3 1-4-1 1-1 3-1 4z">
            <text:p/>
          </draw:path>
          <draw:path draw:style-name="gr10" draw:text-style-name="P7" draw:layer="layout" svg:width="-0.001cm" svg:height="0cm" svg:x="21.047cm" svg:y="7.296cm" svg:viewBox="0 0 0 1" svg:d="M0 1v-1z">
            <text:p/>
          </draw:path>
          <draw:path draw:style-name="gr10" draw:text-style-name="P7" draw:layer="layout" svg:width="0cm" svg:height="0cm" svg:x="20.781cm" svg:y="7.569cm" svg:viewBox="0 0 1 1" svg:d="M1 0l-1 1z">
            <text:p/>
          </draw:path>
          <draw:path draw:style-name="gr10" draw:text-style-name="P7" draw:layer="layout" svg:width="0.001cm" svg:height="0cm" svg:x="20.838cm" svg:y="7.421cm" svg:viewBox="0 0 2 1" svg:d="M0 0c0 0 1 0 2 1-1-1-2-1-2-1z">
            <text:p/>
          </draw:path>
          <draw:polygon draw:style-name="gr10" draw:text-style-name="P7" draw:layer="layout" svg:width="-0.001cm" svg:height="0cm" svg:x="20.773cm" svg:y="7.574cm" svg:viewBox="0 0 0 0" draw:points="0,0">
            <text:p/>
          </draw:polygon>
          <draw:path draw:style-name="gr10" draw:text-style-name="P7" draw:layer="layout" svg:width="0cm" svg:height="0cm" svg:x="20.778cm" svg:y="7.572cm" svg:viewBox="0 0 1 1" svg:d="M1 0l-1 1z">
            <text:p/>
          </draw:path>
          <draw:path draw:style-name="gr10" draw:text-style-name="P7" draw:layer="layout" svg:width="0cm" svg:height="0cm" svg:x="20.824cm" svg:y="7.423cm" svg:viewBox="0 0 1 1" svg:d="M0 1l1-1z">
            <text:p/>
          </draw:path>
          <draw:path draw:style-name="gr10" draw:text-style-name="P7" draw:layer="layout" svg:width="0cm" svg:height="0cm" svg:x="20.834cm" svg:y="7.421cm" svg:viewBox="0 0 1 0" svg:d="M0 0h1z">
            <text:p/>
          </draw:path>
          <draw:polygon draw:style-name="gr10" draw:text-style-name="P7" draw:layer="layout" svg:width="-0.001cm" svg:height="0cm" svg:x="20.83cm" svg:y="7.421cm" svg:viewBox="0 0 0 0" draw:points="0,0">
            <text:p/>
          </draw:polygon>
          <draw:path draw:style-name="gr10" draw:text-style-name="P7" draw:layer="layout" svg:width="0.001cm" svg:height="0cm" svg:x="21.056cm" svg:y="7.286cm" svg:viewBox="0 0 2 1" svg:d="M0 1c1 0 1-1 2-1-1 0-1 1-2 1z">
            <text:p/>
          </draw:path>
          <draw:path draw:style-name="gr10" draw:text-style-name="P7" draw:layer="layout" svg:width="0cm" svg:height="0cm" svg:x="20.821cm" svg:y="7.426cm" svg:viewBox="0 0 1 1" svg:d="M0 1l1-1z">
            <text:p/>
          </draw:path>
          <draw:path draw:style-name="gr10" draw:text-style-name="P7" draw:layer="layout" svg:width="0.001cm" svg:height="0cm" svg:x="21.053cm" svg:y="7.288cm" svg:viewBox="0 0 2 1" svg:d="M0 1c0 0 1-1 2-1-1 0-2 1-2 1z">
            <text:p/>
          </draw:path>
          <draw:path draw:style-name="gr10" draw:text-style-name="P7" draw:layer="layout" svg:width="0cm" svg:height="0cm" svg:x="21.17cm" svg:y="7.144cm" svg:viewBox="0 0 1 1" svg:d="M0 0l1 1z">
            <text:p/>
          </draw:path>
          <draw:path draw:style-name="gr10" draw:text-style-name="P7" draw:layer="layout" svg:width="0.001cm" svg:height="0cm" svg:x="21.059cm" svg:y="7.285cm" svg:viewBox="0 0 2 1" svg:d="M0 1c1-1 1-1 2-1-1 0-1 0-2 1z">
            <text:p/>
          </draw:path>
          <draw:path draw:style-name="gr10" draw:text-style-name="P7" draw:layer="layout" svg:width="0.001cm" svg:height="0cm" svg:x="20.764cm" svg:y="7.574cm" svg:viewBox="0 0 2 1" svg:d="M2 1c-1-1-2-1-2-1 0 0 1 0 2 1z">
            <text:p/>
          </draw:path>
          <draw:path draw:style-name="gr10" draw:text-style-name="P7" draw:layer="layout" svg:width="0.001cm" svg:height="-0.001cm" svg:x="21.063cm" svg:y="7.285cm" svg:viewBox="0 0 2 0" svg:d="M2 0c-1 0-1 0-2 0 1 0 2 0 2 0z">
            <text:p/>
          </draw:path>
          <draw:path draw:style-name="gr10" draw:text-style-name="P7" draw:layer="layout" svg:width="0cm" svg:height="0cm" svg:x="20.778cm" svg:y="7.035cm" svg:viewBox="0 0 1 1" svg:d="M0 0l1 1z">
            <text:p/>
          </draw:path>
          <draw:polygon draw:style-name="gr10" draw:text-style-name="P7" draw:layer="layout" svg:width="-0.001cm" svg:height="0cm" svg:x="20.992cm" svg:y="7.421cm" svg:viewBox="0 0 0 0" draw:points="0,0">
            <text:p/>
          </draw:polygon>
          <draw:path draw:style-name="gr10" draw:text-style-name="P7" draw:layer="layout" svg:width="0cm" svg:height="0cm" svg:x="20.997cm" svg:y="7.423cm" svg:viewBox="0 0 1 1" svg:d="M0 0l1 1z">
            <text:p/>
          </draw:path>
          <draw:path draw:style-name="gr10" draw:text-style-name="P7" draw:layer="layout" svg:width="0cm" svg:height="0cm" svg:x="21cm" svg:y="7.426cm" svg:viewBox="0 0 1 1" svg:d="M0 0l1 1z">
            <text:p/>
          </draw:path>
          <draw:path draw:style-name="gr10" draw:text-style-name="P7" draw:layer="layout" svg:width="0cm" svg:height="0cm" svg:x="20.987cm" svg:y="7.421cm" svg:viewBox="0 0 1 0" svg:d="M1 0c-1 0-1 0-1 0z">
            <text:p/>
          </draw:path>
          <draw:path draw:style-name="gr10" draw:text-style-name="P7" draw:layer="layout" svg:width="0.001cm" svg:height="0cm" svg:x="20.983cm" svg:y="7.421cm" svg:viewBox="0 0 2 1" svg:d="M0 1c0-1 1-1 2-1-1 0-2 0-2 1z">
            <text:p/>
          </draw:path>
          <draw:path draw:style-name="gr10" draw:text-style-name="P7" draw:layer="layout" svg:width="0cm" svg:height="0cm" svg:x="21.157cm" svg:y="7.139cm" svg:viewBox="0 0 1 0" svg:d="M1 0c-1 0-1 0-1 0z">
            <text:p/>
          </draw:path>
          <draw:path draw:style-name="gr10" draw:text-style-name="P7" draw:layer="layout" svg:width="0.001cm" svg:height="0cm" svg:x="20.983cm" svg:y="7.186cm" svg:viewBox="0 0 2 1" svg:d="M2 1c-1-1-2-1-2-1 0 0 1 0 2 1z">
            <text:p/>
          </draw:path>
          <draw:path draw:style-name="gr10" draw:text-style-name="P7" draw:layer="layout" svg:width="0.001cm" svg:height="0cm" svg:x="21.152cm" svg:y="7.139cm" svg:viewBox="0 0 2 1" svg:d="M0 1c0-1 1-1 2-1-1 0-2 0-2 1z">
            <text:p/>
          </draw:path>
          <draw:path draw:style-name="gr10" draw:text-style-name="P7" draw:layer="layout" svg:width="0.001cm" svg:height="-0.001cm" svg:x="20.911cm" svg:y="6.993cm" svg:viewBox="0 0 2 0" svg:d="M0 0c1 0 2 0 2 0 0 0-1 0-2 0z">
            <text:p/>
          </draw:path>
          <draw:path draw:style-name="gr10" draw:text-style-name="P7" draw:layer="layout" svg:width="0cm" svg:height="0cm" svg:x="21.044cm" svg:y="7.363cm" svg:viewBox="0 0 1 0" svg:d="M0 0h1z">
            <text:p/>
          </draw:path>
          <draw:path draw:style-name="gr10" draw:text-style-name="P7" draw:layer="layout" svg:width="0.001cm" svg:height="0cm" svg:x="20.915cm" svg:y="6.994cm" svg:viewBox="0 0 2 1" svg:d="M0 0c1 0 2 1 2 1 0 0-1-1-2-1z">
            <text:p/>
          </draw:path>
          <draw:path draw:style-name="gr10" draw:text-style-name="P7" draw:layer="layout" svg:width="0.002cm" svg:height="0cm" svg:x="21.053cm" svg:y="7.575cm" svg:viewBox="0 0 3 1" svg:d="M0 1c1 0 2-1 3-1-1 0-2 1-3 0z">
            <text:p/>
          </draw:path>
          <draw:path draw:style-name="gr10" draw:text-style-name="P7" draw:layer="layout" svg:width="0.001cm" svg:height="0cm" svg:x="21.048cm" svg:y="7.364cm" svg:viewBox="0 0 2 1" svg:d="M0 0c0 0 1 0 2 1-1-1-2-1-2-1z">
            <text:p/>
          </draw:path>
          <draw:path draw:style-name="gr10" draw:text-style-name="P7" draw:layer="layout" svg:width="0.004cm" svg:height="0.001cm" svg:x="21.058cm" svg:y="7.573cm" svg:viewBox="0 0 5 2" svg:d="M5 0c-2 1-3 2-5 2 2 0 3-1 5-2z">
            <text:p/>
          </draw:path>
          <draw:path draw:style-name="gr10" draw:text-style-name="P7" draw:layer="layout" svg:width="0.001cm" svg:height="-0.001cm" svg:x="21.048cm" svg:y="7.574cm" svg:viewBox="0 0 2 0" svg:d="M2 0c-1 0-2 0-2 0 1 0 1 0 2 0z">
            <text:p/>
          </draw:path>
          <draw:path draw:style-name="gr10" draw:text-style-name="P7" draw:layer="layout" svg:width="0cm" svg:height="0cm" svg:x="21.166cm" svg:y="7.141cm" svg:viewBox="0 0 1 1" svg:d="M0 0l1 1c0-1-1-1-1-1z">
            <text:p/>
          </draw:path>
          <draw:polygon draw:style-name="gr10" draw:text-style-name="P7" draw:layer="layout" svg:width="-0.001cm" svg:height="0cm" svg:x="21.162cm" svg:y="7.14cm" svg:viewBox="0 0 0 0" draw:points="0,0">
            <text:p/>
          </draw:polygon>
          <draw:path draw:style-name="gr10" draw:text-style-name="P7" draw:layer="layout" svg:width="0cm" svg:height="0cm" svg:x="21.044cm" svg:y="7.035cm" svg:viewBox="0 0 1 1" svg:d="M0 1l1-1z">
            <text:p/>
          </draw:path>
          <draw:path draw:style-name="gr10" draw:text-style-name="P7" draw:layer="layout" svg:width="0cm" svg:height="0cm" svg:x="20.987cm" svg:y="7.186cm" svg:viewBox="0 0 1 0" svg:d="M1 0h-1z">
            <text:p/>
          </draw:path>
          <draw:path draw:style-name="gr10" draw:text-style-name="P7" draw:layer="layout" svg:width="0.001cm" svg:height="0cm" svg:x="20.918cm" svg:y="6.995cm" svg:viewBox="0 0 2 1" svg:d="M0 0c1 0 2 1 2 1 0 0-1-1-2-1z">
            <text:p/>
          </draw:path>
          <draw:path draw:style-name="gr10" draw:text-style-name="P7" draw:layer="layout" svg:width="0.004cm" svg:height="0.001cm" svg:x="21.049cm" svg:y="7.241cm" svg:viewBox="0 0 5 2" svg:d="M5 0c-2 1-3 2-5 2 2 0 3-1 5-2z">
            <text:p/>
          </draw:path>
          <draw:path draw:style-name="gr10" draw:text-style-name="P7" draw:layer="layout" svg:width="0.001cm" svg:height="-0.001cm" svg:x="21.039cm" svg:y="7.243cm" svg:viewBox="0 0 2 0" svg:d="M2 0c-1 0-1 0-2 0 1 0 1 0 2 0z">
            <text:p/>
          </draw:path>
          <draw:path draw:style-name="gr10" draw:text-style-name="P7" draw:layer="layout" svg:width="0.002cm" svg:height="0cm" svg:x="21.044cm" svg:y="7.244cm" svg:viewBox="0 0 3 1" svg:d="M0 1c1 0 2-1 3-1-1 0-2 1-3 1z">
            <text:p/>
          </draw:path>
          <draw:path draw:style-name="gr10" draw:text-style-name="P7" draw:layer="layout" svg:width="0cm" svg:height="0cm" svg:x="21.04cm" svg:y="7.037cm" svg:viewBox="0 0 1 1" svg:d="M0 1l1-1z">
            <text:p/>
          </draw:path>
          <draw:path draw:style-name="gr10" draw:text-style-name="P7" draw:layer="layout" svg:width="0cm" svg:height="0cm" svg:x="21cm" svg:y="7.181cm" svg:viewBox="0 0 1 1" svg:d="M1 0l-1 1z">
            <text:p/>
          </draw:path>
          <draw:path draw:style-name="gr10" draw:text-style-name="P7" draw:layer="layout" svg:width="0cm" svg:height="0cm" svg:x="20.997cm" svg:y="7.183cm" svg:viewBox="0 0 1 1" svg:d="M1 0l-1 1z">
            <text:p/>
          </draw:path>
          <draw:polygon draw:style-name="gr10" draw:text-style-name="P7" draw:layer="layout" svg:width="-0.001cm" svg:height="0cm" svg:x="20.993cm" svg:y="7.186cm" svg:viewBox="0 0 0 0" draw:points="0,0">
            <text:p/>
          </draw:polygon>
          <draw:path draw:style-name="gr10" draw:text-style-name="P7" draw:layer="layout" svg:width="0.001cm" svg:height="0cm" svg:x="21.057cm" svg:y="7.033cm" svg:viewBox="0 0 2 1" svg:d="M0 0c0 0 1 0 2 1-1-1-2-1-2-1z">
            <text:p/>
          </draw:path>
          <draw:polygon draw:style-name="gr10" draw:text-style-name="P7" draw:layer="layout" svg:width="-0.001cm" svg:height="0cm" svg:x="21.049cm" svg:y="7.033cm" svg:viewBox="0 0 0 0" draw:points="0,0">
            <text:p/>
          </draw:polygon>
          <draw:path draw:style-name="gr10" draw:text-style-name="P7" draw:layer="layout" svg:width="0cm" svg:height="0cm" svg:x="21.053cm" svg:y="7.032cm" svg:viewBox="0 0 1 0" svg:d="M0 0h1z">
            <text:p/>
          </draw:path>
          <draw:polygon draw:style-name="gr10" draw:text-style-name="P7" draw:layer="layout" svg:width="-0.001cm" svg:height="0cm" svg:x="21.039cm" svg:y="7.364cm" svg:viewBox="0 0 0 0" draw:points="0,0">
            <text:p/>
          </draw:polygon>
          <draw:path draw:style-name="gr10" draw:text-style-name="P7" draw:layer="layout" svg:width="0cm" svg:height="0cm" svg:x="20.777cm" svg:y="7.244cm" svg:viewBox="0 0 1 0" svg:d="M1 0h-1z">
            <text:p/>
          </draw:path>
          <draw:polygon draw:style-name="gr10" draw:text-style-name="P7" draw:layer="layout" svg:width="-0.001cm" svg:height="0cm" svg:x="20.783cm" svg:y="7.243cm" svg:viewBox="0 0 0 0" draw:points="0,0">
            <text:p/>
          </draw:polygon>
          <draw:path draw:style-name="gr10" draw:text-style-name="P7" draw:layer="layout" svg:width="0cm" svg:height="0cm" svg:x="20.79cm" svg:y="7.238cm" svg:viewBox="0 0 1 1" svg:d="M1 0l-1 1z">
            <text:p/>
          </draw:path>
          <draw:path draw:style-name="gr10" draw:text-style-name="P7" draw:layer="layout" svg:width="0cm" svg:height="0cm" svg:x="20.655cm" svg:y="7.141cm" svg:viewBox="0 0 1 1" svg:d="M0 1l1-1z">
            <text:p/>
          </draw:path>
          <draw:path draw:style-name="gr10" draw:text-style-name="P7" draw:layer="layout" svg:width="0.001cm" svg:height="0cm" svg:x="20.669cm" svg:y="7.139cm" svg:viewBox="0 0 2 1" svg:d="M0 0c0 0 1 0 2 1-1-1-2-1-2-1z">
            <text:p/>
          </draw:path>
          <draw:polygon draw:style-name="gr10" draw:text-style-name="P7" draw:layer="layout" svg:width="-0.001cm" svg:height="0cm" svg:x="20.66cm" svg:y="7.14cm" svg:viewBox="0 0 0 0" draw:points="0,0">
            <text:p/>
          </draw:polygon>
          <draw:path draw:style-name="gr10" draw:text-style-name="P7" draw:layer="layout" svg:width="0cm" svg:height="0cm" svg:x="20.664cm" svg:y="7.139cm" svg:viewBox="0 0 1 0" svg:d="M0 0h1z">
            <text:p/>
          </draw:path>
          <draw:path draw:style-name="gr10" draw:text-style-name="P7" draw:layer="layout" svg:width="0cm" svg:height="0cm" svg:x="20.787cm" svg:y="7.241cm" svg:viewBox="0 0 1 1" svg:d="M1 0l-1 1z">
            <text:p/>
          </draw:path>
          <draw:path draw:style-name="gr10" draw:text-style-name="P7" draw:layer="layout" svg:width="0.001cm" svg:height="0cm" svg:x="20.773cm" svg:y="7.243cm" svg:viewBox="0 0 2 1" svg:d="M2 1c-1-1-2-1-2-1 0 0 1 0 2 1z">
            <text:p/>
          </draw:path>
          <draw:path draw:style-name="gr10" draw:text-style-name="P7" draw:layer="layout" svg:width="0.001cm" svg:height="0.002cm" svg:x="20.924cm" svg:y="7.606cm" svg:viewBox="0 0 2 3" svg:d="M2 0c-1 1-1 2-2 3 1-1 1-2 2-3z">
            <text:p/>
          </draw:path>
          <draw:path draw:style-name="gr10" draw:text-style-name="P7" draw:layer="layout" svg:width="0.001cm" svg:height="0.001cm" svg:x="20.922cm" svg:y="6.997cm" svg:viewBox="0 0 2 2" svg:d="M0 0c1 1 2 1 2 2 0-1-1-1-2-2z">
            <text:p/>
          </draw:path>
          <draw:path draw:style-name="gr10" draw:text-style-name="P7" draw:layer="layout" svg:width="0cm" svg:height="0.002cm" svg:x="20.926cm" svg:y="7.603cm" svg:viewBox="0 0 1 3" svg:d="M1 0c0 1-1 2-1 3 1-1 1-2 1-3z">
            <text:p/>
          </draw:path>
          <draw:path draw:style-name="gr10" draw:text-style-name="P7" draw:layer="layout" svg:width="0cm" svg:height="0cm" svg:x="21.031cm" svg:y="7.368cm" svg:viewBox="0 0 1 1" svg:d="M0 1l1-1z">
            <text:p/>
          </draw:path>
          <draw:path draw:style-name="gr10" draw:text-style-name="P7" draw:layer="layout" svg:width="0.001cm" svg:height="0cm" svg:x="21.152cm" svg:y="7.468cm" svg:viewBox="0 0 2 1" svg:d="M2 1c-1-1-2-1-2-1 0 0 1 0 2 1z">
            <text:p/>
          </draw:path>
          <draw:path draw:style-name="gr10" draw:text-style-name="P7" draw:layer="layout" svg:width="-0.001cm" svg:height="0cm" svg:x="20.928cm" svg:y="7.601cm" svg:viewBox="0 0 0 1" svg:d="M0 0v1z">
            <text:p/>
          </draw:path>
          <draw:path draw:style-name="gr10" draw:text-style-name="P7" draw:layer="layout" svg:width="0.001cm" svg:height="0cm" svg:x="20.764cm" svg:y="7.033cm" svg:viewBox="0 0 2 1" svg:d="M0 1c0-1 1-1 2-1-1 0-2 0-2 1z">
            <text:p/>
          </draw:path>
          <draw:path draw:style-name="gr10" draw:text-style-name="P7" draw:layer="layout" svg:width="0.001cm" svg:height="0.001cm" svg:x="20.922cm" svg:y="7.609cm" svg:viewBox="0 0 2 2" svg:d="M2 0c0 1-1 2-2 2 1 0 2-1 2-2z">
            <text:p/>
          </draw:path>
          <draw:path draw:style-name="gr10" draw:text-style-name="P7" draw:layer="layout" svg:width="0cm" svg:height="0cm" svg:x="20.768cm" svg:y="7.032cm" svg:viewBox="0 0 1 0" svg:d="M1 0c-1 0-1 0-1 0z">
            <text:p/>
          </draw:path>
          <draw:path draw:style-name="gr10" draw:text-style-name="P7" draw:layer="layout" svg:width="0.001cm" svg:height="0.002cm" svg:x="20.927cm" svg:y="7.002cm" svg:viewBox="0 0 2 3" svg:d="M0 0c1 1 1 2 2 3-1-1-1-2-2-3z">
            <text:p/>
          </draw:path>
          <draw:path draw:style-name="gr10" draw:text-style-name="P7" draw:layer="layout" svg:width="0.001cm" svg:height="0.002cm" svg:x="20.924cm" svg:y="6.999cm" svg:viewBox="0 0 2 3" svg:d="M0 0c1 1 1 2 2 3-1-1-1-2-2-3z">
            <text:p/>
          </draw:path>
          <draw:path draw:style-name="gr10" draw:text-style-name="P7" draw:layer="layout" svg:width="0.001cm" svg:height="0.007cm" svg:x="20.928cm" svg:y="7.005cm" svg:viewBox="0 0 2 8" svg:d="M0 0c1 2 2 5 2 8 0-3-1-6-2-8z">
            <text:p/>
          </draw:path>
          <draw:polygon draw:style-name="gr10" draw:text-style-name="P7" draw:layer="layout" svg:width="-0.001cm" svg:height="0cm" svg:x="20.773cm" svg:y="7.033cm" svg:viewBox="0 0 0 0" draw:points="0,0">
            <text:p/>
          </draw:polygon>
          <draw:path draw:style-name="gr10" draw:text-style-name="P7" draw:layer="layout" svg:width="0.004cm" svg:height="0.001cm" svg:x="20.839cm" svg:y="7.184cm" svg:viewBox="0 0 5 2" svg:d="M5 0c-2 1-3 2-5 2 2 0 3-1 5-2z">
            <text:p/>
          </draw:path>
          <draw:path draw:style-name="gr10" draw:text-style-name="P7" draw:layer="layout" svg:width="0.001cm" svg:height="-0.001cm" svg:x="20.829cm" svg:y="7.186cm" svg:viewBox="0 0 2 0" svg:d="M2 0c-1 0-1 0-2 0 1 0 1 0 2 0z">
            <text:p/>
          </draw:path>
          <draw:path draw:style-name="gr10" draw:text-style-name="P7" draw:layer="layout" svg:width="0cm" svg:height="0cm" svg:x="21.034cm" svg:y="7.365cm" svg:viewBox="0 0 1 1" svg:d="M0 1l1-1c0 0-1 0-1 1z">
            <text:p/>
          </draw:path>
          <draw:path draw:style-name="gr10" draw:text-style-name="P7" draw:layer="layout" svg:width="0.002cm" svg:height="0cm" svg:x="20.834cm" svg:y="7.186cm" svg:viewBox="0 0 3 1" svg:d="M0 1c1 0 2-1 3-1-1 0-2 1-3 1z">
            <text:p/>
          </draw:path>
          <draw:path draw:style-name="gr10" draw:text-style-name="P7" draw:layer="layout" svg:width="0cm" svg:height="0cm" svg:x="20.781cm" svg:y="7.037cm" svg:viewBox="0 0 1 1" svg:d="M0 0l1 1z">
            <text:p/>
          </draw:path>
          <draw:path draw:style-name="gr10" draw:text-style-name="P7" draw:layer="layout" svg:width="0cm" svg:height="0cm" svg:x="20.651cm" svg:y="7.144cm" svg:viewBox="0 0 1 1" svg:d="M0 1l1-1z">
            <text:p/>
          </draw:path>
          <draw:path draw:style-name="gr10" draw:text-style-name="P7" draw:layer="layout" svg:width="0cm" svg:height="0cm" svg:x="20.768cm" svg:y="7.575cm" svg:viewBox="0 0 1 0" svg:d="M1 0h-1z">
            <text:p/>
          </draw:path>
          <draw:path draw:style-name="gr10" draw:text-style-name="P7" draw:layer="layout" svg:width="0.001cm" svg:height="0.001cm" svg:x="21.206cm" svg:y="7.288cm" svg:viewBox="0 0 2 2" svg:d="M0 0c1 0 1 1 2 2-1-1-1-2-2-2z">
            <text:p/>
          </draw:path>
          <draw:path draw:style-name="gr10" draw:text-style-name="P7" draw:layer="layout" svg:width="0.001cm" svg:height="0cm" svg:x="21.203cm" svg:y="7.286cm" svg:viewBox="0 0 2 1" svg:d="M0 0c1 0 1 1 2 1-1 0-1-1-2-1z">
            <text:p/>
          </draw:path>
          <draw:path draw:style-name="gr10" draw:text-style-name="P7" draw:layer="layout" svg:width="0.001cm" svg:height="-0.001cm" svg:x="21.196cm" svg:y="7.285cm" svg:viewBox="0 0 2 0" svg:d="M0 0c1 0 2 0 2 0 0 0-1 0-2 0z">
            <text:p/>
          </draw:path>
          <draw:path draw:style-name="gr10" draw:text-style-name="P7" draw:layer="layout" svg:width="0.001cm" svg:height="0cm" svg:x="21.199cm" svg:y="7.285cm" svg:viewBox="0 0 2 1" svg:d="M0 0c1 0 2 1 2 1 0-1-1-1-2-1z">
            <text:p/>
          </draw:path>
          <draw:path draw:style-name="gr10" draw:text-style-name="P7" draw:layer="layout" svg:width="0.001cm" svg:height="0.001cm" svg:x="21.209cm" svg:y="7.29cm" svg:viewBox="0 0 2 2" svg:d="M0 0c0 0 1 1 2 2-1-1-2-2-2-2z">
            <text:p/>
          </draw:path>
          <draw:path draw:style-name="gr10" draw:text-style-name="P7" draw:layer="layout" svg:width="0cm" svg:height="0.001cm" svg:x="21.211cm" svg:y="7.293cm" svg:viewBox="0 0 1 2" svg:d="M0 0c0 1 1 2 1 2 0 0-1-1-1-2z">
            <text:p/>
          </draw:path>
          <draw:path draw:style-name="gr10" draw:text-style-name="P7" draw:layer="layout" svg:width="0.118cm" svg:height="0.17cm" svg:x="20.961cm" svg:y="7.024cm" svg:viewBox="0 0 119 171" svg:d="M13 167c4 2 9 4 14 4 9 0 18-6 23-14l65-116c4-7 5-14 3-21s-6-13-13-16c-4-3-8-4-13-4-9 0-18 5-23 14l-65 116c-8 13-3 30 9 37zM10 134l66-116c1-2 2-3 3-4 0 0 0-1 1-1 0-1 1-1 2-2 1 0 1 0 1-1 2 0 3-1 4-1h1c1-1 2-1 4-1h1c1 0 2 0 3 1h1c2 0 3 1 5 2 8 5 11 17 6 26l-65 116c-1 1-2 2-3 4h-1c-1 1-2 2-3 3h-1c-1 1-2 1-4 2-1 0-3 0-4 1-1 0-1-1-1-1-1 0-2 0-3 0s-1 0-2 0c-1-1-2-1-4-2-9-5-12-17-7-26z">
            <text:p/>
          </draw:path>
          <draw:path draw:style-name="gr10" draw:text-style-name="P7" draw:layer="layout" svg:width="0.327cm" svg:height="0.295cm" svg:x="20.626cm" svg:y="6.969cm" svg:viewBox="0 0 328 296" svg:d="M20 224l113 67c6 4 13 5 20 5 14 0 27-7 34-20 5-9 6-20 4-30-2-6-5-11-8-16 1 2 3 3 6 5 6 4 13 5 20 5s14-1 20-5c13-8 20-21 21-35 3 6 8 11 15 15 6 4 13 6 21 6 23 0 42-20 42-44v-134c0-23-19-43-42-43-24 0-42 20-42 43l-1 133-64-114c-7-13-21-21-35-21-8 0-15 2-21 5-19 12-26 37-15 57l66 116c1 3 2 5 4 6-2-1-4-2-6-3l-113-68c-6-3-13-5-20-5-14 0-27 8-34 20-5 9-6 20-4 30 3 11 10 20 19 25zM267 43c0-10 9-19 19-19 1 0 1 1 2 1s1 0 1 0c1 0 2 0 3 0l1 1c1 0 1 1 2 1s1 0 1 1c1 0 2 1 2 1 1 1 1 1 1 1 1 1 1 1 2 2v1c1 1 1 2 2 3 1 2 2 5 2 7v134c0 11-9 20-19 20-4 0-7-1-10-3-5-3-9-9-9-17zM127 92c-5-9-2-21 7-26 1-1 3-1 4-2 1 0 1 0 1 0 2 0 3 0 4-1h1c1 0 3 1 4 1 2 0 3 1 4 2 1 0 1 0 1 0 1 1 2 1 3 2 0 1 1 1 1 1 1 1 2 3 3 4l65 116c5 9 2 21-7 26-1 1-3 2-4 2s-1 0-2 0-2 1-3 1c-1 0-2-1-3-1s-2 0-2 0c-2-1-3-1-4-2-3-2-6-4-7-7zM23 180c1-2 2-3 3-4 0 0 0-1 1-1 1-1 1-1 2-2 1 0 1 0 2-1 1 0 2-1 4-1 1-1 2-1 4-1h1c1 0 2 0 3 1 1 0 1 0 1 0 2 0 3 1 5 2l113 67c9 5 12 17 7 26-1 1-2 2-3 4h-1c-1 1-2 2-3 2 0 0 0 1-1 1-1 1-2 1-4 2-1 0-3 0-4 0-1 0-1 0-1 0-1 0-2 0-3 0s-1 0-2 0c-1-1-2-1-4-2l-113-67c-9-6-12-17-7-26z">
            <text:p/>
          </draw:path>
          <draw:path draw:style-name="gr10" draw:text-style-name="P7" draw:layer="layout" svg:width="0.205cm" svg:height="0.076cm" svg:x="20.589cm" svg:y="7.265cm" svg:viewBox="0 0 206 77" svg:d="M19 72c5 4 12 5 19 5h131c20 0 37-17 37-38 0-22-17-39-37-39h-131c-21 0-38 17-38 39 0 13 7 26 19 33zM38 20h131c10 0 18 8 18 19 0 10-8 19-18 19h-131c-4 0-7-1-10-3-5-3-9-9-9-16 0-11 8-19 19-19z">
            <text:p/>
          </draw:path>
          <draw:path draw:style-name="gr10" draw:text-style-name="P7" draw:layer="layout" svg:width="0.185cm" svg:height="0.14cm" svg:x="20.629cm" svg:y="7.345cm" svg:viewBox="0 0 186 141" svg:d="M181 19c-6-12-19-19-31-19-7 0-13 2-19 5l-113 67c-8 5-14 13-17 23-2 9-1 19 4 28 3 5 8 10 13 13 6 3 12 5 18 5s13-2 18-5l114-67c17-10 23-33 13-50zM159 53l-113 68c-2 0-4 1-5 2-1 0-1 0-2 0s-2 0-3 0c-1 0-2 0-3 0s-1 0-2 0c-1-1-3-2-4-2-3-2-5-4-7-7-5-10-2-21 7-27l113-67c2 0 3-1 4-1s1-1 2-1 2 0 3 0h1c1 0 3 0 4 0 2 1 3 2 4 2s1 1 2 1c0 0 1 1 2 2 0 0 1 0 1 1 1 1 2 2 3 3 5 10 2 21-7 26z">
            <text:p/>
          </draw:path>
          <draw:path draw:style-name="gr10" draw:text-style-name="P7" draw:layer="layout" svg:width="0.134cm" svg:height="0.186cm" svg:x="20.734cm" svg:y="7.405cm" svg:viewBox="0 0 135 187" svg:d="M17 182c5 3 11 5 18 5 12 0 23-7 29-18l66-116c5-8 6-18 3-27-2-9-8-17-16-21-5-3-11-5-17-5-12 0-24 7-30 18l-65 116c-10 17-4 38 12 48zM18 142l66-116c1-2 2-3 3-4l1-1c0-1 1-1 2-2 1 0 1 0 1 0 2-1 3-2 4-2h1c1 0 2-1 4-1h1c1 0 2 1 3 1h1c2 0 3 1 4 2 9 5 12 17 7 26l-65 116c-1 1-2 3-3 4 0 0-1 0-1 1-1 0-2 1-3 2h-1c-1 1-2 2-4 2-1 0-3 1-4 1-1 0-1 0-1 0-1-1-2-1-3-1s-1 0-2 0c-1-1-3-1-4-2-9-5-12-17-7-26z">
            <text:p/>
          </draw:path>
          <draw:path draw:style-name="gr10" draw:text-style-name="P7" draw:layer="layout" svg:width="0.065cm" svg:height="0.201cm" svg:x="20.878cm" svg:y="7.427cm" svg:viewBox="0 0 66 202" svg:d="M33 0c-18 0-33 15-33 34v134c0 12 6 23 17 29 5 3 10 5 16 5 18 0 33-16 33-34v-134c0-9-3-18-10-24-6-7-14-10-23-10zM52 168c0 2-1 4-1 6-1 0-1 1-1 1 0 1 0 1 0 1-1 1-1 2-2 2 0 1 0 1 0 1 0 1-1 2-2 2v1c-1 1-2 1-3 2-1 1-2 1-3 1l-1 1c0 0-1 0-2 0-1 1-1 1-2 1 0 0-1 0-2 0-3 0-7-1-9-3-6-3-10-9-10-16v-134c0-2 0-3 1-4 0-1 0-1 0-2 0 0 0-1 1-2 0-1 0-1 1-2v-1c1-1 1-1 2-2l1-1c0 0 1 0 1-1 1 0 1-1 2-1 0-1 1-1 1-1 1 0 1-1 2-1h1c1-1 1-1 2-1s1 0 2 0 1 0 2 0c1 0 2 0 2 0 1 0 1 0 2 0s1 0 2 1h1c1 0 2 1 2 1 1 0 1 1 1 1 1 0 2 1 3 2 1 1 2 2 2 2 0 1 0 1 1 1 0 1 0 2 1 2v1c1 1 1 2 1 3v1c1 1 1 2 1 4z">
            <text:p/>
          </draw:path>
          <draw:path draw:style-name="gr10" draw:text-style-name="P7" draw:layer="layout" svg:width="0.127cm" svg:height="0.179cm" svg:x="20.957cm" svg:y="7.408cm" svg:viewBox="0 0 128 180" svg:d="M70 164c2 5 6 9 11 12s10 4 16 4c5 0 11-1 16-4 7-4 12-11 14-19 2-9 1-17-3-25l-65-116c-6-10-17-16-28-16-5 0-11 1-15 4-15 9-20 29-12 44zM22 16c1-1 3-2 4-2s1 0 1 0c1-1 3-1 3-1 1 0 1 0 1 0h1c1 0 3 0 4 1 1 0 3 1 4 1s1 1 1 1c1 1 2 1 3 2 0 0 0 1 1 1 1 1 2 2 3 3l65 117c5 9 2 21-7 26-1 1-3 1-4 2-1 0-2 0-2 0-1 0-2 0-3 0-1 0-2 0-3 0s-2 0-2 0c-2-1-3-1-5-2-2-2-5-4-6-7l-66-116c-5-9-2-21 7-26z">
            <text:p/>
          </draw:path>
          <draw:path draw:style-name="gr10" draw:text-style-name="P7" draw:layer="layout" svg:width="0.172cm" svg:height="0.127cm" svg:x="21.015cm" svg:y="7.352cm" svg:viewBox="0 0 173 128" svg:d="M45 4c-5-3-10-4-15-4-11 0-21 6-26 15-4 7-5 16-3 23 2 8 7 15 14 19l113 67c5 3 10 4 15 4 11 0 21-6 26-15 8-15 3-33-11-42zM160 107c-1 2-2 3-3 4-1 0-1 1-1 1-1 0-2 1-3 2h-1c-1 1-3 2-4 2-1 0-3 1-4 1h-1-1c-1 0-2-1-3-1h-1c-1-1-3-1-4-2l-114-67c-8-5-11-17-6-26 0-1 1-3 2-4 1 0 1 0 1-1 1 0 2-1 3-2h1c1-1 3-2 4-2 2 0 3-1 4-1h1 1c1 0 2 1 3 1h1c1 1 3 1 4 2l114 67c9 5 12 17 7 26z">
            <text:p/>
          </draw:path>
          <draw:path draw:style-name="gr10" draw:text-style-name="P7" draw:layer="layout" svg:width="0.186cm" svg:height="0.057cm" svg:x="21.037cm" svg:y="7.275cm" svg:viewBox="0 0 187 58" svg:d="M28 0c-15 0-28 13-28 29 0 10 5 20 14 25 4 2 9 4 14 4h131c16 0 28-13 28-29s-12-29-28-29zM159 10c1 0 2 0 2 0 1 0 1 0 2 0s1 1 2 1h1c1 0 2 1 2 1 1 1 1 1 2 1 0 1 1 1 1 1 1 1 1 1 1 1 1 1 1 2 2 2 0 0 0 1 1 1 0 1 0 2 1 2 0 1 0 1 0 2 1 0 1 1 1 2v1c1 1 1 3 1 4 0 10-8 19-19 19h-131c-3 0-6-1-9-3-6-3-10-9-10-16 0-1 1-3 1-4s1-2 1-3c0-1 1-2 1-3 0 0 1 0 1-1l1-1c0-1 1-1 1-2 0 0 1 0 1-1 1 0 1-1 2-1 0 0 1 0 1-1 1 0 1-1 2-1s1 0 1 0c1 0 2-1 2-1 1 0 2 0 2 0 1 0 2 0 2 0z">
            <text:p/>
          </draw:path>
          <draw:path draw:style-name="gr10" draw:text-style-name="P7" draw:layer="layout" svg:width="0.167cm" svg:height="0.122cm" svg:x="21.017cm" svg:y="7.13cm" svg:viewBox="0 0 168 123" svg:d="M1 88c-2 7-1 15 3 21 2 4 6 8 10 10 4 3 9 4 13 4 5 0 10-1 14-4l113-67c7-3 11-10 13-17s1-15-2-21c-5-8-14-14-24-14-5 0-10 1-14 4l-113 67c-7 4-11 10-13 17zM18 79l114-68c1 0 2-1 4-1 0 0 1 0 1-1 1 0 2 0 3 0h1c2 0 3 0 4 0 1 1 1 1 1 1 1 0 2 1 4 1 0 0 0 1 1 1s1 1 2 2c1 0 1 0 1 1 1 1 2 2 3 4 5 9 2 20-7 26l-113 67c-2 0-3 1-5 2 0 0-1 0-2 0s-2 0-3 0c-1 0-2 0-3 0 0 0-1 0-2 0-1-1-2-2-4-2-3-2-5-4-7-7-5-10-2-21 7-2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vier Peña</meta:initial-creator>
    <meta:creation-date>2015-09-28T15:57:52.232902650</meta:creation-date>
    <dc:date>2015-09-28T16:36:42.670943115</dc:date>
    <dc:creator>Javier Peña</dc:creator>
    <meta:editing-duration>PT22M39S</meta:editing-duration>
    <meta:editing-cycles>3</meta:editing-cycles>
    <meta:generator>LibreOffice/4.4.5.2$Linux_X86_64 LibreOffice_project/40$Build-2</meta:generator>
    <meta:document-statistic meta:object-count="338"/>
  </office:meta>
</office:document-meta>
</file>